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39.59cm" table:align="left"/>
    </style:style>
    <style:style style:name="Tabelle1.A" style:family="table-column">
      <style:table-column-properties style:column-width="2.115cm"/>
    </style:style>
    <style:style style:name="Tabelle1.B" style:family="table-column">
      <style:table-column-properties style:column-width="2.935cm"/>
    </style:style>
    <style:style style:name="Tabelle1.C" style:family="table-column">
      <style:table-column-properties style:column-width="2.656cm"/>
    </style:style>
    <style:style style:name="Tabelle1.D" style:family="table-column">
      <style:table-column-properties style:column-width="2.39cm"/>
    </style:style>
    <style:style style:name="Tabelle1.E" style:family="table-column">
      <style:table-column-properties style:column-width="4.452cm"/>
    </style:style>
    <style:style style:name="Tabelle1.F" style:family="table-column">
      <style:table-column-properties style:column-width="2.907cm"/>
    </style:style>
    <style:style style:name="Tabelle1.G" style:family="table-column">
      <style:table-column-properties style:column-width="4.879cm"/>
    </style:style>
    <style:style style:name="Tabelle1.H" style:family="table-column">
      <style:table-column-properties style:column-width="3.769cm"/>
    </style:style>
    <style:style style:name="Tabelle1.I" style:family="table-column">
      <style:table-column-properties style:column-width="4.059cm"/>
    </style:style>
    <style:style style:name="Tabelle1.J" style:family="table-column">
      <style:table-column-properties style:column-width="6.482cm"/>
    </style:style>
    <style:style style:name="Tabelle1.K" style:family="table-column">
      <style:table-column-properties style:column-width="2.946cm"/>
    </style:style>
    <style:style style:name="Tabelle1.A1" style:family="table-cell">
      <style:table-cell-properties style:vertical-align="middle" fo:padding="0.049cm" fo:border="none"/>
    </style:style>
    <style:style style:name="P1" style:family="paragraph" style:parent-style-name="Heading_20_2">
      <style:paragraph-properties fo:padding="0.049cm" fo:border="0.06pt solid #e5e7eb"/>
    </style:style>
    <style:style style:name="P2" style:family="paragraph" style:parent-style-name="Heading_20_2">
      <style:paragraph-properties fo:padding="0.049cm" fo:border="0.06pt solid #e5e7eb"/>
      <style:text-properties loext:padding="0.049cm" loext:border="0.06pt solid #e5e7eb"/>
    </style:style>
    <style:style style:name="P3" style:family="paragraph" style:parent-style-name="Standard">
      <style:paragraph-properties fo:margin-left="0cm" fo:margin-right="0cm" fo:margin-top="0cm" fo:margin-bottom="0.499cm" style:contextual-spacing="false" fo:text-indent="0cm" style:auto-text-indent="false"/>
      <style:text-properties loext:padding="0.049cm" loext:border="0.06pt solid #e5e7eb"/>
    </style:style>
    <style:style style:name="P4" style:family="paragraph" style:parent-style-name="Standard">
      <style:paragraph-properties fo:padding="0.049cm" fo:border="0.06pt solid #e5e7eb"/>
      <style:text-properties loext:padding="0.049cm" loext:border="0.06pt solid #e5e7eb"/>
    </style:style>
    <style:style style:name="P5" style:family="paragraph" style:parent-style-name="Text_20_body" style:list-style-name="L1">
      <style:paragraph-properties fo:margin-top="0cm" fo:margin-bottom="0cm" style:contextual-spacing="false" fo:padding="0.049cm" fo:border="0.06pt solid #e5e7eb"/>
    </style:style>
    <style:style style:name="P6" style:family="paragraph" style:parent-style-name="Text_20_body" style:list-style-name="L1">
      <style:paragraph-properties fo:padding="0.049cm" fo:border="0.06pt solid #e5e7eb"/>
    </style:style>
    <style:style style:name="P7" style:family="paragraph" style:parent-style-name="Text_20_body" style:list-style-name="L1">
      <style:paragraph-properties fo:margin-top="0cm" fo:margin-bottom="0cm" style:contextual-spacing="false" fo:padding="0.049cm" fo:border="0.06pt solid #e5e7eb"/>
      <style:text-properties loext:padding="0.049cm" loext:border="0.06pt solid #e5e7eb"/>
    </style:style>
    <style:style style:name="P8" style:family="paragraph" style:parent-style-name="Text_20_body">
      <style:paragraph-properties fo:margin-left="0cm" fo:margin-right="0cm" fo:text-indent="0cm" style:auto-text-indent="false"/>
      <style:text-properties loext:padding="0.049cm" loext:border="0.06pt solid #e5e7eb"/>
    </style:style>
    <style:style style:name="P9" style:family="paragraph" style:parent-style-name="Text_20_body">
      <style:paragraph-properties fo:margin-left="0cm" fo:margin-right="0cm" fo:margin-top="0cm" fo:margin-bottom="0.499cm" style:contextual-spacing="false" fo:text-indent="0cm" style:auto-text-indent="false"/>
      <style:text-properties loext:padding="0.049cm" loext:border="0.06pt solid #e5e7eb"/>
    </style:style>
    <style:style style:name="P10" style:family="paragraph" style:parent-style-name="Text_20_body" style:list-style-name="L2">
      <style:paragraph-properties fo:margin-top="0cm" fo:margin-bottom="0cm" style:contextual-spacing="false" fo:padding="0.049cm" fo:border="0.06pt solid #e5e7eb"/>
      <style:text-properties loext:padding="0.049cm" loext:border="0.06pt solid #e5e7eb"/>
    </style:style>
    <style:style style:name="P11" style:family="paragraph" style:parent-style-name="Text_20_body" style:list-style-name="L2">
      <style:paragraph-properties fo:margin-top="0cm" fo:margin-bottom="0cm" style:contextual-spacing="false" fo:padding="0.049cm" fo:border="0.06pt solid #e5e7eb"/>
      <style:text-properties officeooo:paragraph-rsid="00060983" loext:padding="0.049cm" loext:border="0.06pt solid #e5e7eb"/>
    </style:style>
    <style:style style:name="P12" style:family="paragraph" style:parent-style-name="Text_20_body" style:list-style-name="L2">
      <style:paragraph-properties fo:padding="0.049cm" fo:border="0.06pt solid #e5e7eb"/>
      <style:text-properties officeooo:paragraph-rsid="00060983" loext:padding="0.049cm" loext:border="0.06pt solid #e5e7eb"/>
    </style:style>
    <style:style style:name="P13" style:family="paragraph" style:parent-style-name="Text_20_body" style:list-style-name="L3">
      <style:paragraph-properties fo:margin-top="0cm" fo:margin-bottom="0cm" style:contextual-spacing="false" fo:padding="0.049cm" fo:border="0.06pt solid #e5e7eb"/>
      <style:text-properties loext:padding="0.049cm" loext:border="0.06pt solid #e5e7eb"/>
    </style:style>
    <style:style style:name="P14" style:family="paragraph" style:parent-style-name="Text_20_body" style:list-style-name="L4">
      <style:paragraph-properties fo:margin-top="0cm" fo:margin-bottom="0cm" style:contextual-spacing="false" fo:padding="0.049cm" fo:border="0.06pt solid #e5e7eb"/>
      <style:text-properties loext:padding="0.049cm" loext:border="0.06pt solid #e5e7eb"/>
    </style:style>
    <style:style style:name="P15" style:family="paragraph" style:parent-style-name="Text_20_body" style:list-style-name="L5">
      <style:paragraph-properties fo:margin-top="0cm" fo:margin-bottom="0cm" style:contextual-spacing="false" fo:padding="0.049cm" fo:border="0.06pt solid #e5e7eb"/>
      <style:text-properties loext:padding="0.049cm" loext:border="0.06pt solid #e5e7eb"/>
    </style:style>
    <style:style style:name="P16" style:family="paragraph" style:parent-style-name="Text_20_body" style:list-style-name="L6">
      <style:paragraph-properties fo:margin-top="0cm" fo:margin-bottom="0cm" style:contextual-spacing="false" fo:padding="0.049cm" fo:border="0.06pt solid #e5e7eb"/>
      <style:text-properties loext:padding="0.049cm" loext:border="0.06pt solid #e5e7eb"/>
    </style:style>
    <style:style style:name="P17" style:family="paragraph" style:parent-style-name="Text_20_body" style:list-style-name="L2">
      <style:paragraph-properties fo:padding="0.049cm" fo:border="0.06pt solid #e5e7eb"/>
      <style:text-properties officeooo:paragraph-rsid="00060983"/>
    </style:style>
    <style:style style:name="P18" style:family="paragraph" style:parent-style-name="Text_20_body" style:list-style-name="L2">
      <style:paragraph-properties fo:margin-top="0cm" fo:margin-bottom="0cm" style:contextual-spacing="false" fo:padding="0.049cm" fo:border="0.06pt solid #e5e7eb"/>
      <style:text-properties officeooo:paragraph-rsid="00060983"/>
    </style:style>
    <style:style style:name="P19" style:family="paragraph" style:parent-style-name="Text_20_body">
      <style:paragraph-properties fo:padding="0.049cm" fo:border="0.06pt solid #e5e7eb"/>
    </style:style>
    <style:style style:name="P20" style:family="paragraph" style:parent-style-name="Text_20_body" style:list-style-name="L3">
      <style:paragraph-properties fo:margin-top="0cm" fo:margin-bottom="0cm" style:contextual-spacing="false" fo:padding="0.049cm" fo:border="0.06pt solid #e5e7eb"/>
    </style:style>
    <style:style style:name="P21" style:family="paragraph" style:parent-style-name="Text_20_body" style:list-style-name="L3">
      <style:paragraph-properties fo:padding="0.049cm" fo:border="0.06pt solid #e5e7eb"/>
    </style:style>
    <style:style style:name="P22" style:family="paragraph" style:parent-style-name="Text_20_body" style:list-style-name="L4">
      <style:paragraph-properties fo:margin-top="0cm" fo:margin-bottom="0cm" style:contextual-spacing="false" fo:padding="0.049cm" fo:border="0.06pt solid #e5e7eb"/>
    </style:style>
    <style:style style:name="P23" style:family="paragraph" style:parent-style-name="Text_20_body" style:list-style-name="L4">
      <style:paragraph-properties fo:padding="0.049cm" fo:border="0.06pt solid #e5e7eb"/>
    </style:style>
    <style:style style:name="P24" style:family="paragraph" style:parent-style-name="Text_20_body" style:list-style-name="L6">
      <style:paragraph-properties fo:margin-top="0cm" fo:margin-bottom="0cm" style:contextual-spacing="false" fo:padding="0.049cm" fo:border="0.06pt solid #e5e7eb"/>
    </style:style>
    <style:style style:name="P25" style:family="paragraph" style:parent-style-name="Text_20_body" style:list-style-name="L6">
      <style:paragraph-properties fo:padding="0.049cm" fo:border="0.06pt solid #e5e7eb"/>
    </style:style>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9"/>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10"/>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1"/>
    <style:style style:name="P35" style:family="paragraph" style:parent-style-name="Text_20_body" style:list-style-name="L11">
      <style:paragraph-properties fo:margin-top="0cm" fo:margin-bottom="0cm" style:contextual-spacing="false"/>
    </style:style>
    <style:style style:name="P36" style:family="paragraph" style:parent-style-name="Text_20_body" style:list-style-name="L12"/>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3"/>
    <style:style style:name="P39" style:family="paragraph" style:parent-style-name="Text_20_body" style:list-style-name="L13">
      <style:paragraph-properties fo:margin-top="0cm" fo:margin-bottom="0cm" style:contextual-spacing="false"/>
    </style:style>
    <style:style style:name="P40" style:family="paragraph" style:parent-style-name="Text_20_body" style:list-style-name="L14"/>
    <style:style style:name="P41" style:family="paragraph" style:parent-style-name="Text_20_body" style:list-style-name="L14">
      <style:paragraph-properties fo:margin-top="0cm" fo:margin-bottom="0cm" style:contextual-spacing="false"/>
    </style:style>
    <style:style style:name="P42" style:family="paragraph" style:parent-style-name="Text_20_body" style:list-style-name="L15"/>
    <style:style style:name="P43" style:family="paragraph" style:parent-style-name="Text_20_body" style:list-style-name="L15">
      <style:paragraph-properties fo:margin-top="0cm" fo:margin-bottom="0cm" style:contextual-spacing="false"/>
    </style:style>
    <style:style style:name="P44" style:family="paragraph" style:parent-style-name="Text_20_body" style:list-style-name="L16"/>
    <style:style style:name="P45" style:family="paragraph" style:parent-style-name="Text_20_body" style:list-style-name="L16">
      <style:paragraph-properties fo:margin-top="0cm" fo:margin-bottom="0cm" style:contextual-spacing="false"/>
    </style:style>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P72" style:family="paragraph" style:parent-style-name="Text_20_body" style:list-style-name="L43"/>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4"/>
    <style:style style:name="P94" style:family="paragraph" style:parent-style-name="Text_20_body" style:list-style-name="L65"/>
    <style:style style:name="P95" style:family="paragraph" style:parent-style-name="Text_20_body" style:list-style-name="L66"/>
    <style:style style:name="P96" style:family="paragraph" style:parent-style-name="Text_20_body" style:list-style-name="L67"/>
    <style:style style:name="P97" style:family="paragraph" style:parent-style-name="Text_20_body" style:list-style-name="L68"/>
    <style:style style:name="P98" style:family="paragraph" style:parent-style-name="Text_20_body" style:list-style-name="L69"/>
    <style:style style:name="P99" style:family="paragraph" style:parent-style-name="Text_20_body" style:list-style-name="L70"/>
    <style:style style:name="P100" style:family="paragraph" style:parent-style-name="Text_20_body" style:list-style-name="L71"/>
    <style:style style:name="P101" style:family="paragraph" style:parent-style-name="Text_20_body" style:list-style-name="L72"/>
    <style:style style:name="P102" style:family="paragraph" style:parent-style-name="Text_20_body" style:list-style-name="L73"/>
    <style:style style:name="P103" style:family="paragraph" style:parent-style-name="Text_20_body" style:list-style-name="L74"/>
    <style:style style:name="P104" style:family="paragraph" style:parent-style-name="Text_20_body" style:list-style-name="L75"/>
    <style:style style:name="P105" style:family="paragraph" style:parent-style-name="Text_20_body" style:list-style-name="L76"/>
    <style:style style:name="P106" style:family="paragraph" style:parent-style-name="Text_20_body" style:list-style-name="L77"/>
    <style:style style:name="P107" style:family="paragraph" style:parent-style-name="Text_20_body" style:list-style-name="L78"/>
    <style:style style:name="P108" style:family="paragraph" style:parent-style-name="Text_20_body" style:list-style-name="L79"/>
    <style:style style:name="P109" style:family="paragraph" style:parent-style-name="Text_20_body" style:list-style-name="L80"/>
    <style:style style:name="P110" style:family="paragraph" style:parent-style-name="Text_20_body" style:list-style-name="L81"/>
    <style:style style:name="P111" style:family="paragraph" style:parent-style-name="Text_20_body" style:list-style-name="L82"/>
    <style:style style:name="P112" style:family="paragraph" style:parent-style-name="Text_20_body" style:list-style-name="L83"/>
    <style:style style:name="P113" style:family="paragraph" style:parent-style-name="Text_20_body" style:list-style-name="L84"/>
    <style:style style:name="P114" style:family="paragraph" style:parent-style-name="Text_20_body" style:list-style-name="L85"/>
    <style:style style:name="P115" style:family="paragraph" style:parent-style-name="Text_20_body" style:list-style-name="L86"/>
    <style:style style:name="P116" style:family="paragraph" style:parent-style-name="Text_20_body" style:list-style-name="L87"/>
    <style:style style:name="P117" style:family="paragraph" style:parent-style-name="Text_20_body" style:list-style-name="L88"/>
    <style:style style:name="P118" style:family="paragraph" style:parent-style-name="Text_20_body" style:list-style-name="L89"/>
    <style:style style:name="P119" style:family="paragraph" style:parent-style-name="Text_20_body" style:list-style-name="L90"/>
    <style:style style:name="P120" style:family="paragraph" style:parent-style-name="Text_20_body" style:list-style-name="L91"/>
    <style:style style:name="P121" style:family="paragraph" style:parent-style-name="Text_20_body" style:list-style-name="L92"/>
    <style:style style:name="P122" style:family="paragraph" style:parent-style-name="Text_20_body" style:list-style-name="L93"/>
    <style:style style:name="P123" style:family="paragraph" style:parent-style-name="Text_20_body" style:list-style-name="L94"/>
    <style:style style:name="P124" style:family="paragraph" style:parent-style-name="Text_20_body" style:list-style-name="L95"/>
    <style:style style:name="P125" style:family="paragraph" style:parent-style-name="Text_20_body" style:list-style-name="L96"/>
    <style:style style:name="P126" style:family="paragraph" style:parent-style-name="Text_20_body" style:list-style-name="L97"/>
    <style:style style:name="P127" style:family="paragraph" style:parent-style-name="Text_20_body" style:list-style-name="L98"/>
    <style:style style:name="P128" style:family="paragraph" style:parent-style-name="Text_20_body" style:list-style-name="L99"/>
    <style:style style:name="P129" style:family="paragraph" style:parent-style-name="Text_20_body" style:list-style-name="L100"/>
    <style:style style:name="P130" style:family="paragraph" style:parent-style-name="Text_20_body" style:list-style-name="L101"/>
    <style:style style:name="P131" style:family="paragraph" style:parent-style-name="Text_20_body" style:list-style-name="L102"/>
    <style:style style:name="P132" style:family="paragraph" style:parent-style-name="Text_20_body" style:list-style-name="L103"/>
    <style:style style:name="P133" style:family="paragraph" style:parent-style-name="Text_20_body" style:list-style-name="L104"/>
    <style:style style:name="P134" style:family="paragraph" style:parent-style-name="Text_20_body" style:list-style-name="L105"/>
    <style:style style:name="P135" style:family="paragraph" style:parent-style-name="Text_20_body" style:list-style-name="L106"/>
    <style:style style:name="P136" style:family="paragraph" style:parent-style-name="Text_20_body" style:list-style-name="L107"/>
    <style:style style:name="P137" style:family="paragraph" style:parent-style-name="Text_20_body" style:list-style-name="L108"/>
    <style:style style:name="P138" style:family="paragraph" style:parent-style-name="Text_20_body" style:list-style-name="L109"/>
    <style:style style:name="P139" style:family="paragraph" style:parent-style-name="Text_20_body" style:list-style-name="L110"/>
    <style:style style:name="P140" style:family="paragraph" style:parent-style-name="Text_20_body" style:list-style-name="L111"/>
    <style:style style:name="P141" style:family="paragraph" style:parent-style-name="Text_20_body" style:list-style-name="L112"/>
    <style:style style:name="P142" style:family="paragraph" style:parent-style-name="Text_20_body" style:list-style-name="L113"/>
    <style:style style:name="P143" style:family="paragraph" style:parent-style-name="Text_20_body" style:list-style-name="L114"/>
    <style:style style:name="P144" style:family="paragraph" style:parent-style-name="Text_20_body" style:list-style-name="L115"/>
    <style:style style:name="P145" style:family="paragraph" style:parent-style-name="Text_20_body" style:list-style-name="L116"/>
    <style:style style:name="P146" style:family="paragraph" style:parent-style-name="Text_20_body" style:list-style-name="L117"/>
    <style:style style:name="P147" style:family="paragraph" style:parent-style-name="Text_20_body" style:list-style-name="L118"/>
    <style:style style:name="P148" style:family="paragraph" style:parent-style-name="Text_20_body" style:list-style-name="L119"/>
    <style:style style:name="P149" style:family="paragraph" style:parent-style-name="Text_20_body" style:list-style-name="L120"/>
    <style:style style:name="P150" style:family="paragraph" style:parent-style-name="Text_20_body" style:list-style-name="L121"/>
    <style:style style:name="P151" style:family="paragraph" style:parent-style-name="Text_20_body" style:list-style-name="L122"/>
    <style:style style:name="P152" style:family="paragraph" style:parent-style-name="Text_20_body" style:list-style-name="L123"/>
    <style:style style:name="P153" style:family="paragraph" style:parent-style-name="Text_20_body" style:list-style-name="L124"/>
    <style:style style:name="P154" style:family="paragraph" style:parent-style-name="Text_20_body" style:list-style-name="L125"/>
    <style:style style:name="P155" style:family="paragraph" style:parent-style-name="Text_20_body" style:list-style-name="L126"/>
    <style:style style:name="P156" style:family="paragraph" style:parent-style-name="Text_20_body" style:list-style-name="L127"/>
    <style:style style:name="P157" style:family="paragraph" style:parent-style-name="Text_20_body" style:list-style-name="L128"/>
    <style:style style:name="P158" style:family="paragraph" style:parent-style-name="Text_20_body" style:list-style-name="L129"/>
    <style:style style:name="P159" style:family="paragraph" style:parent-style-name="Text_20_body" style:list-style-name="L130"/>
    <style:style style:name="P160" style:family="paragraph" style:parent-style-name="Text_20_body" style:list-style-name="L131"/>
    <style:style style:name="P161" style:family="paragraph" style:parent-style-name="Text_20_body" style:list-style-name="L132"/>
    <style:style style:name="P162" style:family="paragraph" style:parent-style-name="Text_20_body" style:list-style-name="L133"/>
    <style:style style:name="P163" style:family="paragraph" style:parent-style-name="Text_20_body" style:list-style-name="L134"/>
    <style:style style:name="P164" style:family="paragraph" style:parent-style-name="Text_20_body" style:list-style-name="L135"/>
    <style:style style:name="P165" style:family="paragraph" style:parent-style-name="Text_20_body" style:list-style-name="L136"/>
    <style:style style:name="P166" style:family="paragraph" style:parent-style-name="Text_20_body" style:list-style-name="L137"/>
    <style:style style:name="P167" style:family="paragraph" style:parent-style-name="Text_20_body" style:list-style-name="L138"/>
    <style:style style:name="P168" style:family="paragraph" style:parent-style-name="Text_20_body" style:list-style-name="L139"/>
    <style:style style:name="P169" style:family="paragraph" style:parent-style-name="Text_20_body" style:list-style-name="L140"/>
    <style:style style:name="P170" style:family="paragraph" style:parent-style-name="Text_20_body" style:list-style-name="L141"/>
    <style:style style:name="P171" style:family="paragraph" style:parent-style-name="Text_20_body" style:list-style-name="L142"/>
    <style:style style:name="P172" style:family="paragraph" style:parent-style-name="Text_20_body" style:list-style-name="L143"/>
    <style:style style:name="P173" style:family="paragraph" style:parent-style-name="Text_20_body" style:list-style-name="L144"/>
    <style:style style:name="P174" style:family="paragraph" style:parent-style-name="Text_20_body" style:list-style-name="L145"/>
    <style:style style:name="P175" style:family="paragraph" style:parent-style-name="Text_20_body" style:list-style-name="L146"/>
    <style:style style:name="P176" style:family="paragraph" style:parent-style-name="Text_20_body" style:list-style-name="L147"/>
    <style:style style:name="P177" style:family="paragraph" style:parent-style-name="Text_20_body" style:list-style-name="L148"/>
    <style:style style:name="P178" style:family="paragraph" style:parent-style-name="Text_20_body" style:list-style-name="L149"/>
    <style:style style:name="P179" style:family="paragraph" style:parent-style-name="Text_20_body" style:list-style-name="L150"/>
    <style:style style:name="P180" style:family="paragraph" style:parent-style-name="Text_20_body" style:list-style-name="L151"/>
    <style:style style:name="P181" style:family="paragraph" style:parent-style-name="Text_20_body" style:list-style-name="L152"/>
    <style:style style:name="P182" style:family="paragraph" style:parent-style-name="Text_20_body" style:list-style-name="L153"/>
    <style:style style:name="P183" style:family="paragraph" style:parent-style-name="Text_20_body" style:list-style-name="L154"/>
    <style:style style:name="P184" style:family="paragraph" style:parent-style-name="Text_20_body" style:list-style-name="L155"/>
    <style:style style:name="P185" style:family="paragraph" style:parent-style-name="Text_20_body" style:list-style-name="L156"/>
    <style:style style:name="P186" style:family="paragraph" style:parent-style-name="Text_20_body" style:list-style-name="L157"/>
    <style:style style:name="P187" style:family="paragraph" style:parent-style-name="Text_20_body" style:list-style-name="L158"/>
    <style:style style:name="P188" style:family="paragraph" style:parent-style-name="Text_20_body" style:list-style-name="L159"/>
    <style:style style:name="P189" style:family="paragraph" style:parent-style-name="Text_20_body" style:list-style-name="L160"/>
    <style:style style:name="P190" style:family="paragraph" style:parent-style-name="Text_20_body" style:list-style-name="L161"/>
    <style:style style:name="P191" style:family="paragraph" style:parent-style-name="Text_20_body" style:list-style-name="L162"/>
    <style:style style:name="P192" style:family="paragraph" style:parent-style-name="Text_20_body" style:list-style-name="L163"/>
    <style:style style:name="P193" style:family="paragraph" style:parent-style-name="Text_20_body" style:list-style-name="L164"/>
    <style:style style:name="P194" style:family="paragraph" style:parent-style-name="Text_20_body" style:list-style-name="L165"/>
    <style:style style:name="P195" style:family="paragraph" style:parent-style-name="Text_20_body" style:list-style-name="L166"/>
    <style:style style:name="P196" style:family="paragraph" style:parent-style-name="Text_20_body" style:list-style-name="L167"/>
    <style:style style:name="P197" style:family="paragraph" style:parent-style-name="Text_20_body" style:list-style-name="L168"/>
    <style:style style:name="P198" style:family="paragraph" style:parent-style-name="Text_20_body" style:list-style-name="L169"/>
    <style:style style:name="P199" style:family="paragraph" style:parent-style-name="Text_20_body" style:list-style-name="L170"/>
    <style:style style:name="P200" style:family="paragraph" style:parent-style-name="Text_20_body" style:list-style-name="L171"/>
    <style:style style:name="P201" style:family="paragraph" style:parent-style-name="Text_20_body" style:list-style-name="L172"/>
    <style:style style:name="P202" style:family="paragraph" style:parent-style-name="Text_20_body" style:list-style-name="L173"/>
    <style:style style:name="P203" style:family="paragraph" style:parent-style-name="Text_20_body" style:list-style-name="L174"/>
    <style:style style:name="P204" style:family="paragraph" style:parent-style-name="Text_20_body" style:list-style-name="L175"/>
    <style:style style:name="P205" style:family="paragraph" style:parent-style-name="Text_20_body" style:list-style-name="L176"/>
    <style:style style:name="P206" style:family="paragraph" style:parent-style-name="Text_20_body" style:list-style-name="L177"/>
    <style:style style:name="P207" style:family="paragraph" style:parent-style-name="Text_20_body" style:list-style-name="L178"/>
    <style:style style:name="P208" style:family="paragraph" style:parent-style-name="Text_20_body" style:list-style-name="L179"/>
    <style:style style:name="P209" style:family="paragraph" style:parent-style-name="Text_20_body" style:list-style-name="L180"/>
    <style:style style:name="P210" style:family="paragraph" style:parent-style-name="Text_20_body" style:list-style-name="L181"/>
    <style:style style:name="P211" style:family="paragraph" style:parent-style-name="Text_20_body" style:list-style-name="L182"/>
    <style:style style:name="P212" style:family="paragraph" style:parent-style-name="Text_20_body" style:list-style-name="L183"/>
    <style:style style:name="P213" style:family="paragraph" style:parent-style-name="Text_20_body" style:list-style-name="L184"/>
    <style:style style:name="T1" style:family="text">
      <style:text-properties loext:padding="0.049cm" loext:border="0.06pt solid #e5e7eb"/>
    </style:style>
    <style:style style:name="T2" style:family="text">
      <style:text-properties loext:padding="0cm" loext:border="none"/>
    </style:style>
    <style:style style:name="T3" style:family="text"/>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9">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1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asierend auf den Informationen aus Ihrer Datei habe ich eine kompakte Vergleichstabelle erstellt:</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header-rows>
          <table:table-row>
            <table:table-cell table:style-name="Tabelle1.A1" office:value-type="string">
              <text:p text:style-name="Table_20_Heading"><text:span text:style-name="Strong_20_Emphasis">Tool</text:span></text:p>
            </table:table-cell>
            <table:table-cell table:style-name="Tabelle1.A1" office:value-type="string">
              <text:p text:style-name="Table_20_Heading"><text:span text:style-name="Strong_20_Emphasis">Sprachen</text:span></text:p>
            </table:table-cell>
            <table:table-cell table:style-name="Tabelle1.A1" office:value-type="string">
              <text:p text:style-name="Table_20_Heading"><text:span text:style-name="Strong_20_Emphasis">Integrationen</text:span></text:p>
            </table:table-cell>
            <table:table-cell table:style-name="Tabelle1.A1" office:value-type="string">
              <text:p text:style-name="Table_20_Heading"><text:span text:style-name="Strong_20_Emphasis">Genauigkeit</text:span></text:p>
            </table:table-cell>
            <table:table-cell table:style-name="Tabelle1.A1" office:value-type="string">
              <text:p text:style-name="Table_20_Heading"><text:span text:style-name="Strong_20_Emphasis">Zusatzfunktionen</text:span></text:p>
            </table:table-cell>
            <table:table-cell table:style-name="Tabelle1.A1" office:value-type="string">
              <text:p text:style-name="Table_20_Heading"><text:span text:style-name="Strong_20_Emphasis">Preismodell</text:span></text:p>
            </table:table-cell>
            <table:table-cell table:style-name="Tabelle1.A1" office:value-type="string">
              <text:p text:style-name="Table_20_Heading"><text:span text:style-name="Strong_20_Emphasis">Datenschutz</text:span></text:p>
            </table:table-cell>
            <table:table-cell table:style-name="Tabelle1.A1" office:value-type="string">
              <text:p text:style-name="Table_20_Heading"><text:span text:style-name="Strong_20_Emphasis">Sprechererkennung</text:span></text:p>
            </table:table-cell>
            <table:table-cell table:style-name="Tabelle1.A1" office:value-type="string">
              <text:p text:style-name="Table_20_Heading"><text:span text:style-name="Strong_20_Emphasis">Protokollbearbeitung</text:span></text:p>
            </table:table-cell>
            <table:table-cell table:style-name="Tabelle1.A1" office:value-type="string">
              <text:p text:style-name="Table_20_Heading"><text:span text:style-name="Strong_20_Emphasis">Projektmanagement-Integrationen</text:span></text:p>
            </table:table-cell>
            <table:table-cell table:style-name="Tabelle1.A1" office:value-type="string">
              <text:p text:style-name="Table_20_Heading"><text:span text:style-name="Strong_20_Emphasis">Aktionspunkte</text:span></text:p>
            </table:table-cell>
          </table:table-row>
        </table:table-header-rows>
        <table:table-row>
          <table:table-cell table:style-name="Tabelle1.A1" office:value-type="string">
            <text:p text:style-name="Table_20_Contents"><text:span text:style-name="Strong_20_Emphasis">Otter.ai</text:span></text:p>
          </table:table-cell>
          <table:table-cell table:style-name="Tabelle1.A1" office:value-type="string">
            <text:p text:style-name="Table_20_Contents">Englisch, begrenzt andere</text:p>
          </table:table-cell>
          <table:table-cell table:style-name="Tabelle1.A1" office:value-type="string">
            <text:p text:style-name="Table_20_Contents">Zoom, Google Meet, MS Teams</text:p>
          </table:table-cell>
          <table:table-cell table:style-name="Tabelle1.A1" office:value-type="string">
            <text:p text:style-name="Table_20_Contents">~95%</text:p>
          </table:table-cell>
          <table:table-cell table:style-name="Tabelle1.A1" office:value-type="string">
            <text:p text:style-name="Table_20_Contents">Echtzeit-Transkription, KI-Zusammenfassungen</text:p>
          </table:table-cell>
          <table:table-cell table:style-name="Tabelle1.A1" office:value-type="string">
            <text:p text:style-name="Table_20_Contents">Freemium, $10-$20/Monat</text:p>
          </table:table-cell>
          <table:table-cell table:style-name="Tabelle1.A1" office:value-type="string">
            <text:p text:style-name="Table_20_Contents">SOC2 Typ II</text:p>
          </table:table-cell>
          <table:table-cell table:style-name="Tabelle1.A1" office:value-type="string">
            <text:p text:style-name="Table_20_Contents">Ja</text:p>
          </table:table-cell>
          <table:table-cell table:style-name="Tabelle1.A1" office:value-type="string">
            <text:p text:style-name="Table_20_Contents">Ja</text:p>
          </table:table-cell>
          <table:table-cell table:style-name="Tabelle1.A1" office:value-type="string">
            <text:p text:style-name="Table_20_Contents">Export zu anderen Tools</text:p>
          </table:table-cell>
          <table:table-cell table:style-name="Tabelle1.A1" office:value-type="string">
            <text:p text:style-name="Table_20_Contents">Manuell</text:p>
          </table:table-cell>
        </table:table-row>
        <table:table-row>
          <table:table-cell table:style-name="Tabelle1.A1" office:value-type="string">
            <text:p text:style-name="Table_20_Contents"><text:span text:style-name="Strong_20_Emphasis">Fireflies.ai</text:span></text:p>
          </table:table-cell>
          <table:table-cell table:style-name="Tabelle1.A1" office:value-type="string">
            <text:p text:style-name="Table_20_Contents">Multi-Language</text:p>
          </table:table-cell>
          <table:table-cell table:style-name="Tabelle1.A1" office:value-type="string">
            <text:p text:style-name="Table_20_Contents">Zoom, Google Meet, Webex</text:p>
          </table:table-cell>
          <table:table-cell table:style-name="Tabelle1.A1" office:value-type="string">
            <text:p text:style-name="Table_20_Contents">Gut</text:p>
          </table:table-cell>
          <table:table-cell table:style-name="Tabelle1.A1" office:value-type="string">
            <text:p text:style-name="Table_20_Contents">KI-Zusammenfassungen, erweiterte Suche</text:p>
          </table:table-cell>
          <table:table-cell table:style-name="Tabelle1.A1" office:value-type="string">
            <text:p text:style-name="Table_20_Contents">Freemium, $10-$19/Monat</text:p>
          </table:table-cell>
          <table:table-cell table:style-name="Tabelle1.A1" office:value-type="string">
            <text:p text:style-name="Table_20_Contents">GDPR, SOC2</text:p>
          </table:table-cell>
          <table:table-cell table:style-name="Tabelle1.A1" office:value-type="string">
            <text:p text:style-name="Table_20_Contents">Ja</text:p>
          </table:table-cell>
          <table:table-cell table:style-name="Tabelle1.A1" office:value-type="string">
            <text:p text:style-name="Table_20_Contents">Ja</text:p>
          </table:table-cell>
          <table:table-cell table:style-name="Tabelle1.A1" office:value-type="string">
            <text:p text:style-name="Table_20_Contents">Slack, Asana, Trello, Salesforce</text:p>
          </table:table-cell>
          <table:table-cell table:style-name="Tabelle1.A1" office:value-type="string">
            <text:p text:style-name="Table_20_Contents">Ja</text:p>
          </table:table-cell>
        </table:table-row>
        <table:table-row>
          <table:table-cell table:style-name="Tabelle1.A1" office:value-type="string">
            <text:p text:style-name="Table_20_Contents"><text:span text:style-name="Strong_20_Emphasis">Sembly AI</text:span></text:p>
          </table:table-cell>
          <table:table-cell table:style-name="Tabelle1.A1" office:value-type="string">
            <text:p text:style-name="Table_20_Contents">Englisch, Deutsch</text:p>
          </table:table-cell>
          <table:table-cell table:style-name="Tabelle1.A1" office:value-type="string">
            <text:p text:style-name="Table_20_Contents">Zoom, MS Teams, Google Meet</text:p>
          </table:table-cell>
          <table:table-cell table:style-name="Tabelle1.A1" office:value-type="string">
            <text:p text:style-name="Table_20_Contents">Hoch</text:p>
          </table:table-cell>
          <table:table-cell table:style-name="Tabelle1.A1" office:value-type="string">
            <text:p text:style-name="Table_20_Contents">Automatische Highlights, Aktionspunkte</text:p>
          </table:table-cell>
          <table:table-cell table:style-name="Tabelle1.A1" office:value-type="string">
            <text:p text:style-name="Table_20_Contents">Versch. Pläne</text:p>
          </table:table-cell>
          <table:table-cell table:style-name="Tabelle1.A1" office:value-type="string">
            <text:p text:style-name="Table_20_Contents">GDPR-konform, verschlüsselt</text:p>
          </table:table-cell>
          <table:table-cell table:style-name="Tabelle1.A1" office:value-type="string">
            <text:p text:style-name="Table_20_Contents">Ja</text:p>
          </table:table-cell>
          <table:table-cell table:style-name="Tabelle1.A1" office:value-type="string">
            <text:p text:style-name="Table_20_Contents">Ja</text:p>
          </table:table-cell>
          <table:table-cell table:style-name="Tabelle1.A1" office:value-type="string">
            <text:p text:style-name="Table_20_Contents">Jira, Slack</text:p>
          </table:table-cell>
          <table:table-cell table:style-name="Tabelle1.A1" office:value-type="string">
            <text:p text:style-name="Table_20_Contents">Ja</text:p>
          </table:table-cell>
        </table:table-row>
        <table:table-row>
          <table:table-cell table:style-name="Tabelle1.A1" office:value-type="string">
            <text:p text:style-name="Table_20_Contents"><text:span text:style-name="Strong_20_Emphasis">Microsoft Teams</text:span></text:p>
          </table:table-cell>
          <table:table-cell table:style-name="Tabelle1.A1" office:value-type="string">
            <text:p text:style-name="Table_20_Contents">Multi-Language</text:p>
          </table:table-cell>
          <table:table-cell table:style-name="Tabelle1.A1" office:value-type="string">
            <text:p text:style-name="Table_20_Contents">Nativ</text:p>
          </table:table-cell>
          <table:table-cell table:style-name="Tabelle1.A1" office:value-type="string">
            <text:p text:style-name="Table_20_Contents">Gut</text:p>
          </table:table-cell>
          <table:table-cell table:style-name="Tabelle1.A1" office:value-type="string">
            <text:p text:style-name="Table_20_Contents">Live-Untertitel, Aufzeichnungen</text:p>
          </table:table-cell>
          <table:table-cell table:style-name="Tabelle1.A1" office:value-type="string">
            <text:p text:style-name="Table_20_Contents">In MS 365-Plänen enthalten</text:p>
          </table:table-cell>
          <table:table-cell table:style-name="Tabelle1.A1" office:value-type="string">
            <text:p text:style-name="Table_20_Contents">Enterprise-Sicherheit</text:p>
          </table:table-cell>
          <table:table-cell table:style-name="Tabelle1.A1" office:value-type="string">
            <text:p text:style-name="Table_20_Contents">Begrenzt</text:p>
          </table:table-cell>
          <table:table-cell table:style-name="Tabelle1.A1" office:value-type="string">
            <text:p text:style-name="Table_20_Contents">Ja</text:p>
          </table:table-cell>
          <table:table-cell table:style-name="Tabelle1.A1" office:value-type="string">
            <text:p text:style-name="Table_20_Contents">MS Planner, To Do</text:p>
          </table:table-cell>
          <table:table-cell table:style-name="Tabelle1.A1" office:value-type="string">
            <text:p text:style-name="Table_20_Contents">Ja</text:p>
          </table:table-cell>
        </table:table-row>
        <table:table-row>
          <table:table-cell table:style-name="Tabelle1.A1" office:value-type="string">
            <text:p text:style-name="Table_20_Contents"><text:span text:style-name="Strong_20_Emphasis">Zoom</text:span></text:p>
          </table:table-cell>
          <table:table-cell table:style-name="Tabelle1.A1" office:value-type="string">
            <text:p text:style-name="Table_20_Contents">Englisch, einige weitere</text:p>
          </table:table-cell>
          <table:table-cell table:style-name="Tabelle1.A1" office:value-type="string">
            <text:p text:style-name="Table_20_Contents">Nativ</text:p>
          </table:table-cell>
          <table:table-cell table:style-name="Tabelle1.A1" office:value-type="string">
            <text:p text:style-name="Table_20_Contents">Angemessen</text:p>
          </table:table-cell>
          <table:table-cell table:style-name="Tabelle1.A1" office:value-type="string">
            <text:p text:style-name="Table_20_Contents">Live-Untertitel, Breakout-Räume</text:p>
          </table:table-cell>
          <table:table-cell table:style-name="Tabelle1.A1" office:value-type="string">
            <text:p text:style-name="Table_20_Contents">Free bis Enterprise</text:p>
          </table:table-cell>
          <table:table-cell table:style-name="Tabelle1.A1" office:value-type="string">
            <text:p text:style-name="Table_20_Contents">Verschlüsselte Kommunikation</text:p>
          </table:table-cell>
          <table:table-cell table:style-name="Tabelle1.A1" office:value-type="string">
            <text:p text:style-name="Table_20_Contents">Begrenzt</text:p>
          </table:table-cell>
          <table:table-cell table:style-name="Tabelle1.A1" office:value-type="string">
            <text:p text:style-name="Table_20_Contents">Ja</text:p>
          </table:table-cell>
          <table:table-cell table:style-name="Tabelle1.A1" office:value-type="string">
            <text:p text:style-name="Table_20_Contents">Über Marketplace (z. B. Asana)</text:p>
          </table:table-cell>
          <table:table-cell table:style-name="Tabelle1.A1" office:value-type="string">
            <text:p text:style-name="Table_20_Contents">Begrenzt</text:p>
          </table:table-cell>
        </table:table-row>
        <table:table-row>
          <table:table-cell table:style-name="Tabelle1.A1" office:value-type="string">
            <text:p text:style-name="Table_20_Contents"><text:span text:style-name="Strong_20_Emphasis">Google Meet</text:span></text:p>
          </table:table-cell>
          <table:table-cell table:style-name="Tabelle1.A1" office:value-type="string">
            <text:p text:style-name="Table_20_Contents">Multi-Language</text:p>
          </table:table-cell>
          <table:table-cell table:style-name="Tabelle1.A1" office:value-type="string">
            <text:p text:style-name="Table_20_Contents">Nativ, Add-ons</text:p>
          </table:table-cell>
          <table:table-cell table:style-name="Tabelle1.A1" office:value-type="string">
            <text:p text:style-name="Table_20_Contents">Gut</text:p>
          </table:table-cell>
          <table:table-cell table:style-name="Tabelle1.A1" office:value-type="string">
            <text:p text:style-name="Table_20_Contents">Echtzeit-Untertitel, Google Workspace-Integration</text:p>
          </table:table-cell>
          <table:table-cell table:style-name="Tabelle1.A1" office:value-type="string">
            <text:p text:style-name="Table_20_Contents">Kostenlos bis Google Workspace</text:p>
          </table:table-cell>
          <table:table-cell table:style-name="Tabelle1.A1" office:value-type="string">
            <text:p text:style-name="Table_20_Contents">GDPR-konform</text:p>
          </table:table-cell>
          <table:table-cell table:style-name="Tabelle1.A1" office:value-type="string">
            <text:p text:style-name="Table_20_Contents">Begrenzt</text:p>
          </table:table-cell>
          <table:table-cell table:style-name="Tabelle1.A1" office:value-type="string">
            <text:p text:style-name="Table_20_Contents">Ja (via Add-ons)</text:p>
          </table:table-cell>
          <table:table-cell table:style-name="Tabelle1.A1" office:value-type="string">
            <text:p text:style-name="Table_20_Contents">Google Workspace</text:p>
          </table:table-cell>
          <table:table-cell table:style-name="Tabelle1.A1" office:value-type="string">
            <text:p text:style-name="Table_20_Contents">Begrenzt</text:p>
          </table:table-cell>
        </table:table-row>
        <table:table-row>
          <table:table-cell table:style-name="Tabelle1.A1" office:value-type="string">
            <text:p text:style-name="Table_20_Contents"><text:span text:style-name="Strong_20_Emphasis">Fathom</text:span></text:p>
          </table:table-cell>
          <table:table-cell table:style-name="Tabelle1.A1" office:value-type="string">
            <text:p text:style-name="Table_20_Contents">Englisch</text:p>
          </table:table-cell>
          <table:table-cell table:style-name="Tabelle1.A1" office:value-type="string">
            <text:p text:style-name="Table_20_Contents">Zoom</text:p>
          </table:table-cell>
          <table:table-cell table:style-name="Tabelle1.A1" office:value-type="string">
            <text:p text:style-name="Table_20_Contents">Hoch</text:p>
          </table:table-cell>
          <table:table-cell table:style-name="Tabelle1.A1" office:value-type="string">
            <text:p text:style-name="Table_20_Contents">Highlighting, Meeting-Clips</text:p>
          </table:table-cell>
          <table:table-cell table:style-name="Tabelle1.A1" office:value-type="string">
            <text:p text:style-name="Table_20_Contents">Free bis $24-$39/Monat</text:p>
          </table:table-cell>
          <table:table-cell table:style-name="Tabelle1.A1" office:value-type="string">
            <text:p text:style-name="Table_20_Contents">Verschlüsselt</text:p>
          </table:table-cell>
          <table:table-cell table:style-name="Tabelle1.A1" office:value-type="string">
            <text:p text:style-name="Table_20_Contents">Ja</text:p>
          </table:table-cell>
          <table:table-cell table:style-name="Tabelle1.A1" office:value-type="string">
            <text:p text:style-name="Table_20_Contents">Ja</text:p>
          </table:table-cell>
          <table:table-cell table:style-name="Tabelle1.A1" office:value-type="string">
            <text:p text:style-name="Table_20_Contents">Geplant</text:p>
          </table:table-cell>
          <table:table-cell table:style-name="Tabelle1.A1" office:value-type="string">
            <text:p text:style-name="Table_20_Contents">Ja</text:p>
          </table:table-cell>
        </table:table-row>
        <table:table-row>
          <table:table-cell table:style-name="Tabelle1.A1" office:value-type="string">
            <text:p text:style-name="Table_20_Contents"><text:span text:style-name="Strong_20_Emphasis">Chorus.ai</text:span></text:p>
          </table:table-cell>
          <table:table-cell table:style-name="Tabelle1.A1" office:value-type="string">
            <text:p text:style-name="Table_20_Contents">Englisch</text:p>
          </table:table-cell>
          <table:table-cell table:style-name="Tabelle1.A1" office:value-type="string">
            <text:p text:style-name="Table_20_Contents">Zoom, MS Teams, Salesforce</text:p>
          </table:table-cell>
          <table:table-cell table:style-name="Tabelle1.A1" office:value-type="string">
            <text:p text:style-name="Table_20_Contents">Sehr hoch</text:p>
          </table:table-cell>
          <table:table-cell table:style-name="Tabelle1.A1" office:value-type="string">
            <text:p text:style-name="Table_20_Contents">Gesprächsanalysen, Trendanalysen</text:p>
          </table:table-cell>
          <table:table-cell table:style-name="Tabelle1.A1" office:value-type="string">
            <text:p text:style-name="Table_20_Contents">Enterprise-Preis</text:p>
          </table:table-cell>
          <table:table-cell table:style-name="Tabelle1.A1" office:value-type="string">
            <text:p text:style-name="Table_20_Contents">Enterprise-Level-Sicherheit</text:p>
          </table:table-cell>
          <table:table-cell table:style-name="Tabelle1.A1" office:value-type="string">
            <text:p text:style-name="Table_20_Contents">Ja</text:p>
          </table:table-cell>
          <table:table-cell table:style-name="Tabelle1.A1" office:value-type="string">
            <text:p text:style-name="Table_20_Contents">Ja</text:p>
          </table:table-cell>
          <table:table-cell table:style-name="Tabelle1.A1" office:value-type="string">
            <text:p text:style-name="Table_20_Contents">CRM-Systeme</text:p>
          </table:table-cell>
          <table:table-cell table:style-name="Tabelle1.A1" office:value-type="string">
            <text:p text:style-name="Table_20_Contents">Ja</text:p>
          </table:table-cell>
        </table:table-row>
        <table:table-row>
          <table:table-cell table:style-name="Tabelle1.A1" office:value-type="string">
            <text:p text:style-name="Table_20_Contents"><text:span text:style-name="Strong_20_Emphasis">Gong.io</text:span></text:p>
          </table:table-cell>
          <table:table-cell table:style-name="Tabelle1.A1" office:value-type="string">
            <text:p text:style-name="Table_20_Contents">Englisch</text:p>
          </table:table-cell>
          <table:table-cell table:style-name="Tabelle1.A1" office:value-type="string">
            <text:p text:style-name="Table_20_Contents">Zoom, MS Teams, Salesforce</text:p>
          </table:table-cell>
          <table:table-cell table:style-name="Tabelle1.A1" office:value-type="string">
            <text:p text:style-name="Table_20_Contents">Hoch</text:p>
          </table:table-cell>
          <table:table-cell table:style-name="Tabelle1.A1" office:value-type="string">
            <text:p text:style-name="Table_20_Contents">KI-Analysen, Wettbewerbsinformationen</text:p>
          </table:table-cell>
          <table:table-cell table:style-name="Tabelle1.A1" office:value-type="string">
            <text:p text:style-name="Table_20_Contents">Enterprise-Preis</text:p>
          </table:table-cell>
          <table:table-cell table:style-name="Tabelle1.A1" office:value-type="string">
            <text:p text:style-name="Table_20_Contents">GDPR-konform, Enterprise-Sicherheit</text:p>
          </table:table-cell>
          <table:table-cell table:style-name="Tabelle1.A1" office:value-type="string">
            <text:p text:style-name="Table_20_Contents">Ja</text:p>
          </table:table-cell>
          <table:table-cell table:style-name="Tabelle1.A1" office:value-type="string">
            <text:p text:style-name="Table_20_Contents">Ja</text:p>
          </table:table-cell>
          <table:table-cell table:style-name="Tabelle1.A1" office:value-type="string">
            <text:p text:style-name="Table_20_Contents">CRM-Systeme</text:p>
          </table:table-cell>
          <table:table-cell table:style-name="Tabelle1.A1" office:value-type="string">
            <text:p text:style-name="Table_20_Contents">Ja</text:p>
          </table:table-cell>
        </table:table-row>
        <table:table-row>
          <table:table-cell table:style-name="Tabelle1.A1" office:value-type="string">
            <text:p text:style-name="Table_20_Contents"><text:span text:style-name="Strong_20_Emphasis">Tactiq</text:span></text:p>
          </table:table-cell>
          <table:table-cell table:style-name="Tabelle1.A1" office:value-type="string">
            <text:p text:style-name="Table_20_Contents">Multi-Language</text:p>
          </table:table-cell>
          <table:table-cell table:style-name="Tabelle1.A1" office:value-type="string">
            <text:p text:style-name="Table_20_Contents">Google Meet, Zoom, MS Teams</text:p>
          </table:table-cell>
          <table:table-cell table:style-name="Tabelle1.A1" office:value-type="string">
            <text:p text:style-name="Table_20_Contents">Gut</text:p>
          </table:table-cell>
          <table:table-cell table:style-name="Tabelle1.A1" office:value-type="string">
            <text:p text:style-name="Table_20_Contents">Highlighting, Export zu Google Docs</text:p>
          </table:table-cell>
          <table:table-cell table:style-name="Tabelle1.A1" office:value-type="string">
            <text:p text:style-name="Table_20_Contents">Free bis Pro</text:p>
          </table:table-cell>
          <table:table-cell table:style-name="Tabelle1.A1" office:value-type="string">
            <text:p text:style-name="Table_20_Contents">Datenverschlüsselung</text:p>
          </table:table-cell>
          <table:table-cell table:style-name="Tabelle1.A1" office:value-type="string">
            <text:p text:style-name="Table_20_Contents">Begrenzt</text:p>
          </table:table-cell>
          <table:table-cell table:style-name="Tabelle1.A1" office:value-type="string">
            <text:p text:style-name="Table_20_Contents">Ja</text:p>
          </table:table-cell>
          <table:table-cell table:style-name="Tabelle1.A1" office:value-type="string">
            <text:p text:style-name="Table_20_Contents">Indirekt über Export</text:p>
          </table:table-cell>
          <table:table-cell table:style-name="Tabelle1.A1" office:value-type="string">
            <text:p text:style-name="Table_20_Contents">Manuell</text:p>
          </table:table-cell>
        </table:table-row>
        <table:table-row>
          <table:table-cell table:style-name="Tabelle1.A1" office:value-type="string">
            <text:p text:style-name="Table_20_Contents"><text:span text:style-name="Strong_20_Emphasis">Temi</text:span></text:p>
          </table:table-cell>
          <table:table-cell table:style-name="Tabelle1.A1" office:value-type="string">
            <text:p text:style-name="Table_20_Contents">Englisch</text:p>
          </table:table-cell>
          <table:table-cell table:style-name="Tabelle1.A1" office:value-type="string">
            <text:p text:style-name="Table_20_Contents">Keine direkten Integrationen</text:p>
          </table:table-cell>
          <table:table-cell table:style-name="Tabelle1.A1" office:value-type="string">
            <text:p text:style-name="Table_20_Contents">Sehr hoch</text:p>
          </table:table-cell>
          <table:table-cell table:style-name="Tabelle1.A1" office:value-type="string">
            <text:p text:style-name="Table_20_Contents">Schnelle Transkription, Online-Editor</text:p>
          </table:table-cell>
          <table:table-cell table:style-name="Tabelle1.A1" office:value-type="string">
            <text:p text:style-name="Table_20_Contents">Pay-per-Minute</text:p>
          </table:table-cell>
          <table:table-cell table:style-name="Tabelle1.A1" office:value-type="string">
            <text:p text:style-name="Table_20_Contents">Sicher gespeichert</text:p>
          </table:table-cell>
          <table:table-cell table:style-name="Tabelle1.A1" office:value-type="string">
            <text:p text:style-name="Table_20_Contents">Begrenzt</text:p>
          </table:table-cell>
          <table:table-cell table:style-name="Tabelle1.A1" office:value-type="string">
            <text:p text:style-name="Table_20_Contents">Ja</text:p>
          </table:table-cell>
          <table:table-cell table:style-name="Tabelle1.A1" office:value-type="string">
            <text:p text:style-name="Table_20_Contents">Export</text:p>
          </table:table-cell>
          <table:table-cell table:style-name="Tabelle1.A1" office:value-type="string">
            <text:p text:style-name="Table_20_Contents">Manuell</text:p>
          </table:table-cell>
        </table:table-row>
        <table:table-row>
          <table:table-cell table:style-name="Tabelle1.A1" office:value-type="string">
            <text:p text:style-name="Table_20_Contents"><text:span text:style-name="Strong_20_Emphasis">Descript</text:span></text:p>
          </table:table-cell>
          <table:table-cell table:style-name="Tabelle1.A1" office:value-type="string">
            <text:p text:style-name="Table_20_Contents">Englisch</text:p>
          </table:table-cell>
          <table:table-cell table:style-name="Tabelle1.A1" office:value-type="string">
            <text:p text:style-name="Table_20_Contents">Import von Dateien</text:p>
          </table:table-cell>
          <table:table-cell table:style-name="Tabelle1.A1" office:value-type="string">
            <text:p text:style-name="Table_20_Contents">Sehr hoch</text:p>
          </table:table-cell>
          <table:table-cell table:style-name="Tabelle1.A1" office:value-type="string">
            <text:p text:style-name="Table_20_Contents">Audio-/Videobearbeitung, Podcast-Erstellung</text:p>
          </table:table-cell>
          <table:table-cell table:style-name="Tabelle1.A1" office:value-type="string">
            <text:p text:style-name="Table_20_Contents">Freemium, Pro</text:p>
          </table:table-cell>
          <table:table-cell table:style-name="Tabelle1.A1" office:value-type="string">
            <text:p text:style-name="Table_20_Contents">Regelmäßige Updates</text:p>
          </table:table-cell>
          <table:table-cell table:style-name="Tabelle1.A1" office:value-type="string">
            <text:p text:style-name="Table_20_Contents">Begrenzt</text:p>
          </table:table-cell>
          <table:table-cell table:style-name="Tabelle1.A1" office:value-type="string">
            <text:p text:style-name="Table_20_Contents">Ja</text:p>
          </table:table-cell>
          <table:table-cell table:style-name="Tabelle1.A1" office:value-type="string">
            <text:p text:style-name="Table_20_Contents">Export</text:p>
          </table:table-cell>
          <table:table-cell table:style-name="Tabelle1.A1" office:value-type="string">
            <text:p text:style-name="Table_20_Contents">Manuell</text:p>
          </table:table-cell>
        </table:table-row>
      </table:table>
      <text:p text:style-name="Text_20_body">Die Auswahl eines Tools sollte sich an Ihren spezifischen Anforderungen orientieren, wie z. B. der benötigten Genauigkeit, der Integration in bestehende Systeme und dem verfügbaren Budget. Wenn Sie weitere Details zu einem spezifischen Tool benötigen, lassen Sie es mich wissen!</text:p>
      <text:p text:style-name="P3"/>
      <text:p text:style-name="P3"/>
      <text:p text:style-name="P3"/>
      <text:p text:style-name="P3"/>
      <text:p text:style-name="P3"/>
      <text:p text:style-name="P3"><text:soft-page-break/></text:p>
      <text:p text:style-name="P3">Hier ist eine ausführliche Liste von Angeboten, die aus Video- und Audiomitschnitten von Meetings automatisch Protokolle erstellen, mit Fokus auf KI-basierte Lösungen:</text:p>
      <text:h text:style-name="P1" text:outline-level="2">KI-basierte Tools</text:h>
      <text:list xml:id="list1157900027" text:style-name="L1">
        <text:list-item>
          <text:p text:style-name="P7">Microsoft Copilot</text:p>
          <text:list>
            <text:list-item>
              <text:p text:style-name="P7">Funktionen: Automatische Protokollerstellung, Spracherkennung, Zusammenfassung wichtiger Punkte</text:p>
            </text:list-item>
            <text:list-item>
              <text:p text:style-name="P7">Integriert in Microsoft-Umgebung</text:p>
            </text:list-item>
            <text:list-item>
              <text:p text:style-name="P7">Kosten: Teil des Microsoft 365-Abonnements</text:p>
              <text:p text:style-name="P5"><text:a xlink:type="simple" xlink:href="https://www.projektmagazin.de/artikel/ki-generierte-protokolle-online-meetings" office:target-frame-name="_blank" xlink:show="new" text:style-name="Internet_20_link" text:visited-style-name="Visited_20_Internet_20_Link"><text:span text:style-name="T2">1</text:span></text:a></text:p>
            </text:list-item>
          </text:list>
        </text:list-item>
        <text:list-item>
          <text:p text:style-name="P7">Sembly</text:p>
          <text:list>
            <text:list-item>
              <text:p text:style-name="P7">Funktionen:</text:p>
              <text:list>
                <text:list-item>
                  <text:p text:style-name="P7">Echtzeit-Transkription</text:p>
                </text:list-item>
                <text:list-item>
                  <text:p text:style-name="P7">Hervorhebung wichtiger Punkte</text:p>
                </text:list-item>
                <text:list-item>
                  <text:p text:style-name="P7">Erstellung von Notizen zu Aktionen, Problemen und Anforderungen</text:p>
                </text:list-item>
                <text:list-item>
                  <text:p text:style-name="P7">Teilnahme an Meetings im Namen des Nutzers</text:p>
                </text:list-item>
                <text:list-item>
                  <text:p text:style-name="P7">Durchsuchbarkeit nach Schlüsselwörtern und Teilnehmern</text:p>
                </text:list-item>
                <text:list-item>
                  <text:p text:style-name="P7">Zeitstempel im Transkript</text:p>
                </text:list-item>
              </text:list>
            </text:list-item>
            <text:list-item>
              <text:p text:style-name="P7">Kosten: Nicht angegeben</text:p>
              <text:p text:style-name="P5"><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item>
          <text:p text:style-name="P7">fireflies.ai</text:p>
          <text:list>
            <text:list-item>
              <text:p text:style-name="P7">Funktionen:</text:p>
              <text:list>
                <text:list-item>
                  <text:p text:style-name="P7">Transkription von Audio- und Videokonferenzen</text:p>
                </text:list-item>
                <text:list-item>
                  <text:p text:style-name="P7">Erweiterte Such- und Filteroptionen</text:p>
                </text:list-item>
                <text:list-item>
                  <text:p text:style-name="P7">Integration in gängige Videokonferenzplattformen (z.B. Google Meet, Zoom)</text:p>
                </text:list-item>
                <text:list-item>
                  <text:p text:style-name="P7">Kollaborative Bearbeitung von Inhalten</text:p>
                </text:list-item>
              </text:list>
            </text:list-item>
            <text:list-item>
              <text:p text:style-name="P7">Kosten: Kostenlos bis $10-$19 pro Monat</text:p>
              <text:p text:style-name="P5"><text:a xlink:type="simple" xlink:href="https://jens.marketing/ki-tools-fur-produktivere-meetings/" office:target-frame-name="_blank" xlink:show="new" text:style-name="Internet_20_link" text:visited-style-name="Visited_20_Internet_20_Link"><text:span text:style-name="T2">2</text:span></text:a></text:p>
              <text:p text:style-name="P5"><text:a xlink:type="simple" xlink:href="https://www.benefit-bueroservice.com/de-de/a/ki-tools-transkribieren/" office:target-frame-name="_blank" xlink:show="new" text:style-name="Internet_20_link" text:visited-style-name="Visited_20_Internet_20_Link"><text:span text:style-name="T2">3</text:span></text:a></text:p>
            </text:list-item>
          </text:list>
        </text:list-item>
        <text:list-item>
          <text:p text:style-name="P7">otter.ai</text:p>
          <text:list>
            <text:list-item>
              <text:p text:style-name="P7">Funktionen: Echtzeit-Transkription</text:p>
            </text:list-item>
            <text:list-item>
              <text:p text:style-name="P7">Sprachen: Nur Englisch (UK &amp; US)</text:p>
            </text:list-item>
            <text:list-item>
              <text:p text:style-name="P7">Kosten: Kostenlos bis $10-$20 pro Monat</text:p>
              <text:p text:style-name="P5"><text:a xlink:type="simple" xlink:href="https://www.benefit-bueroservice.com/de-de/a/ki-tools-transkribieren/" office:target-frame-name="_blank" xlink:show="new" text:style-name="Internet_20_link" text:visited-style-name="Visited_20_Internet_20_Link"><text:span text:style-name="T2">3</text:span></text:a></text:p>
            </text:list-item>
          </text:list>
        </text:list-item>
        <text:list-item>
          <text:p text:style-name="P7"><text:soft-page-break/>MeetGeek</text:p>
          <text:list>
            <text:list-item>
              <text:p text:style-name="P7">Funktionen: Transkription</text:p>
            </text:list-item>
            <text:list-item>
              <text:p text:style-name="P7">Sprachen: Über 140 Sprachen</text:p>
            </text:list-item>
            <text:list-item>
              <text:p text:style-name="P7">Kosten: Kostenlos bis ab $19 pro Monat</text:p>
              <text:p text:style-name="P5"><text:a xlink:type="simple" xlink:href="https://www.benefit-bueroservice.com/de-de/a/ki-tools-transkribieren/" office:target-frame-name="_blank" xlink:show="new" text:style-name="Internet_20_link" text:visited-style-name="Visited_20_Internet_20_Link"><text:span text:style-name="T2">3</text:span></text:a></text:p>
            </text:list-item>
          </text:list>
        </text:list-item>
        <text:list-item>
          <text:p text:style-name="P7">Fathom</text:p>
          <text:list>
            <text:list-item>
              <text:p text:style-name="P7">Funktionen: Transkription</text:p>
            </text:list-item>
            <text:list-item>
              <text:p text:style-name="P7">Sprachen: 7 Sprachen</text:p>
            </text:list-item>
            <text:list-item>
              <text:p text:style-name="P7">Kosten: Kostenlos bis $24-$39 pro Monat</text:p>
              <text:p text:style-name="P5"><text:a xlink:type="simple" xlink:href="https://www.benefit-bueroservice.com/de-de/a/ki-tools-transkribieren/" office:target-frame-name="_blank" xlink:show="new" text:style-name="Internet_20_link" text:visited-style-name="Visited_20_Internet_20_Link"><text:span text:style-name="T2">3</text:span></text:a></text:p>
            </text:list-item>
          </text:list>
        </text:list-item>
        <text:list-item>
          <text:p text:style-name="P7">Fellow</text:p>
          <text:list>
            <text:list-item>
              <text:p text:style-name="P7">Funktionen: Transkription</text:p>
            </text:list-item>
            <text:list-item>
              <text:p text:style-name="P7">Sprachen: 10 Sprachen</text:p>
            </text:list-item>
            <text:list-item>
              <text:p text:style-name="P7">Kosten: Kostenlos bis ab $9 pro Monat</text:p>
              <text:p text:style-name="P5"><text:a xlink:type="simple" xlink:href="https://www.benefit-bueroservice.com/de-de/a/ki-tools-transkribieren/" office:target-frame-name="_blank" xlink:show="new" text:style-name="Internet_20_link" text:visited-style-name="Visited_20_Internet_20_Link"><text:span text:style-name="T2">3</text:span></text:a></text:p>
            </text:list-item>
          </text:list>
        </text:list-item>
        <text:list-item>
          <text:p text:style-name="P7">tl;dv</text:p>
          <text:list>
            <text:list-item>
              <text:p text:style-name="P7">Funktionen:</text:p>
              <text:list>
                <text:list-item>
                  <text:p text:style-name="P7">KI-gesteuerte Notizen und Zusammenfassungen</text:p>
                </text:list-item>
                <text:list-item>
                  <text:p text:style-name="P7">Automatische Weiterleitung von Ergebnissen</text:p>
                </text:list-item>
                <text:list-item>
                  <text:p text:style-name="P7">Integration in CRM und Slack</text:p>
                </text:list-item>
                <text:list-item>
                  <text:p text:style-name="P7">Benutzerdefinierte Eingabeaufforderungen für Zusammenfassungen</text:p>
                </text:list-item>
                <text:list-item>
                  <text:p text:style-name="P7">Multi-Meeting-Einblicke</text:p>
                </text:list-item>
              </text:list>
            </text:list-item>
            <text:list-item>
              <text:p text:style-name="P7">Kosten: Nicht angegeben</text:p>
              <text:p text:style-name="P6"><text:a xlink:type="simple" xlink:href="https://tldv.io/de/features/ai-meeting-minutes/" office:target-frame-name="_blank" xlink:show="new" text:style-name="Internet_20_link" text:visited-style-name="Visited_20_Internet_20_Link"><text:span text:style-name="T2">4</text:span></text:a></text:p>
            </text:list-item>
          </text:list>
        </text:list-item>
      </text:list>
      <text:list xml:id="list981617333" text:style-name="L3">
        <text:list-header>
          <text:p text:style-name="P20"><text:span text:style-name="T2"/></text:p>
        </text:list-header>
        <text:list-item>
          <text:p text:style-name="P13">jamie</text:p>
          <text:list>
            <text:list-item>
              <text:p text:style-name="P13">Funktionen:</text:p>
              <text:list>
                <text:list-item>
                  <text:p text:style-name="P13">Intelligente Zusammenfassungen</text:p>
                </text:list-item>
                <text:list-item>
                  <text:p text:style-name="P13">Verständnis branchenspezifischer Terminologie</text:p>
                </text:list-item>
                <text:list-item>
                  <text:p text:style-name="P13">Flexibel mit verschiedenen Meeting-Programmen nutzbar</text:p>
                </text:list-item>
              </text:list>
            </text:list-item>
            <text:list-item>
              <text:p text:style-name="P13">Sicherheit: Hosting der Sitzungszusammenfassungen in Frankfurt</text:p>
            </text:list-item>
            <text:list-item>
              <text:p text:style-name="P13">Besonderheit: Trainiert mit über 170 Milliarden Parametern</text:p>
              <text:p text:style-name="P20"><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item>
          <text:p text:style-name="P13">OtterPilot™</text:p>
          <text:list>
            <text:list-item>
              <text:p text:style-name="P13">Funktionen:</text:p>
              <text:list>
                <text:list-item>
                  <text:p text:style-name="P13">Erstellung von Besprechungsnotizen</text:p>
                </text:list-item>
                <text:list-item>
                  <text:p text:style-name="P13"><text:soft-page-break/>Aufzeichnung und Bereitstellung von Online-Meetings</text:p>
                </text:list-item>
                <text:list-item>
                  <text:p text:style-name="P13">Unterstützung für Zoom, Microsoft Teams und Google Meet</text:p>
                </text:list-item>
              </text:list>
            </text:list-item>
            <text:list-item>
              <text:p text:style-name="P13">Besonderheit: Möglichkeit, Aufzeichnungen von jedem Gerät abzuspielen, zu durchsuchen und zu bearbeiten</text:p>
              <text:p text:style-name="P21"><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
      <text:h text:style-name="P1" text:outline-level="2">Erweiterte Funktionen bestehender Tools</text:h>
      <text:list xml:id="list213952542" text:style-name="L4">
        <text:list-item>
          <text:p text:style-name="P14"><text:s/>tl;dv (Ergänzung)</text:p>
          <text:list>
            <text:list-item>
              <text:p text:style-name="P14">Zusätzliche Funktionen:</text:p>
              <text:list>
                <text:list-item>
                  <text:p text:style-name="P14">Speaker Recognition für Google Meet</text:p>
                </text:list-item>
                <text:list-item>
                  <text:p text:style-name="P14">Durchsuchbarkeit jedes gesprochenen Wortes</text:p>
                </text:list-item>
                <text:list-item>
                  <text:p text:style-name="P14">Integrierte Chat-Funktion für Teilnehmer</text:p>
                </text:list-item>
              </text:list>
            </text:list-item>
            <text:list-item>
              <text:p text:style-name="P14">Verfügbarkeit: macOS, Windows, Chrome-Erweiterung</text:p>
              <text:p text:style-name="P22"><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item>
          <text:p text:style-name="P14"><text:s/>Sembly (Ergänzung)</text:p>
          <text:list>
            <text:list-item>
              <text:p text:style-name="P14">Zusätzliche Funktionen:</text:p>
              <text:list>
                <text:list-item>
                  <text:p text:style-name="P14">Erstellung umfassender Besprechungsnotizen</text:p>
                </text:list-item>
                <text:list-item>
                  <text:p text:style-name="P14">Hervorhebung wichtiger Punkte im Protokoll</text:p>
                </text:list-item>
                <text:list-item>
                  <text:p text:style-name="P14">Erstellung von Notizen zu Aktionen, Problemen und Anforderungen</text:p>
                </text:list-item>
                <text:list-item>
                  <text:p text:style-name="P14">Durchsuchbarkeit nach Schlüsselwörtern, Stichwörtern oder Teilnehmern</text:p>
                </text:list-item>
                <text:list-item>
                  <text:p text:style-name="P14">Zeitstempel im Transkript</text:p>
                </text:list-item>
              </text:list>
            </text:list-item>
            <text:list-item>
              <text:p text:style-name="P14">Besonderheit: Kann in Ihrem Namen an Besprechungen teilnehmen</text:p>
              <text:p text:style-name="P23"><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
      <text:h text:style-name="P2" text:outline-level="2"/>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4">Basierend auf den Suchergebnissen bieten folgende KI-Tools die besten Funktionen für die automatisierte Protokollierung von Meetings:</text:p>
      <text:list xml:id="list2470066960" text:style-name="L6">
        <text:list-item>
          <text:p text:style-name="P16">Sembly</text:p>
          <text:list>
            <text:list-item>
              <text:p text:style-name="P16">Funktionen:</text:p>
              <text:list>
                <text:list-item>
                  <text:p text:style-name="P16">Echtzeit-Transkription</text:p>
                </text:list-item>
                <text:list-item>
                  <text:p text:style-name="P16">Umfassende Besprechungsnotizen</text:p>
                </text:list-item>
                <text:list-item>
                  <text:p text:style-name="P16">Hervorhebung wichtiger Punkte</text:p>
                </text:list-item>
                <text:list-item>
                  <text:p text:style-name="P16">Erstellung von Notizen zu Aktionen, Problemen und Anforderungen</text:p>
                </text:list-item>
                <text:list-item>
                  <text:p text:style-name="P16">Durchsuchbarkeit nach Schlüsselwörtern und Teilnehmern</text:p>
                </text:list-item>
                <text:list-item>
                  <text:p text:style-name="P16">Zeitstempel im Transkript</text:p>
                </text:list-item>
              </text:list>
            </text:list-item>
            <text:list-item>
              <text:p text:style-name="P16">Besonderheit: Kann in Ihrem Namen an Besprechungen teilnehmen</text:p>
              <text:p text:style-name="P24"><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item>
          <text:p text:style-name="P16">fireflies.ai</text:p>
          <text:list>
            <text:list-item>
              <text:p text:style-name="P16">Funktionen:</text:p>
              <text:list>
                <text:list-item>
                  <text:p text:style-name="P16">Transkription von Audio- und Videokonferenzen</text:p>
                </text:list-item>
                <text:list-item>
                  <text:p text:style-name="P16">Erweiterte Such- und Filteroptionen</text:p>
                </text:list-item>
                <text:list-item>
                  <text:p text:style-name="P16">Integration in gängige Videokonferenzplattformen (z.B. Google Meet, Zoom)</text:p>
                </text:list-item>
                <text:list-item>
                  <text:p text:style-name="P16">Kollaborative Bearbeitung von Inhalten</text:p>
                </text:list-item>
                <text:list-item>
                  <text:p text:style-name="P16">Erstellung von O-Tönen</text:p>
                </text:list-item>
              </text:list>
            </text:list-item>
            <text:list-item>
              <text:p text:style-name="P16">Kosten: Kostenlos bis $10-$19 pro Monat</text:p>
              <text:p text:style-name="P24"><text:a xlink:type="simple" xlink:href="https://www.gruender.de/kuenstliche-intelligenz/mit-ki-protokoll-schreiben/" office:target-frame-name="_blank" xlink:show="new" text:style-name="Internet_20_link" text:visited-style-name="Visited_20_Internet_20_Link"><text:span text:style-name="T2">1</text:span></text:a></text:p>
              <text:p text:style-name="P24"><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item>
          <text:p text:style-name="P16">OtterPilot™</text:p>
          <text:list>
            <text:list-item>
              <text:p text:style-name="P16">Funktionen:</text:p>
              <text:list>
                <text:list-item>
                  <text:p text:style-name="P16">Erstellung von Besprechungsnotizen</text:p>
                </text:list-item>
                <text:list-item>
                  <text:p text:style-name="P16">Aufzeichnung und Bereitstellung von Online-Meetings</text:p>
                </text:list-item>
                <text:list-item>
                  <text:p text:style-name="P16">Unterstützung für Zoom, Microsoft Teams und Google Meet</text:p>
                </text:list-item>
              </text:list>
            </text:list-item>
            <text:list-item>
              <text:p text:style-name="P16">Besonderheit: Möglichkeit, Aufzeichnungen von jedem Gerät abzuspielen, zu durchsuchen und zu bearbeiten</text:p>
              <text:p text:style-name="P24"><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item>
          <text:p text:style-name="P16">tl;dv</text:p>
          <text:list>
            <text:list-item>
              <text:p text:style-name="P16">Funktionen:</text:p>
              <text:list>
                <text:list-item>
                  <text:p text:style-name="P16">KI-gesteuerte Notizen und Zusammenfassungen</text:p>
                </text:list-item>
                <text:list-item>
                  <text:p text:style-name="P16"><text:soft-page-break/>Speaker Recognition für Google Meet</text:p>
                </text:list-item>
                <text:list-item>
                  <text:p text:style-name="P16">Durchsuchbarkeit jedes gesprochenen Wortes</text:p>
                </text:list-item>
                <text:list-item>
                  <text:p text:style-name="P16">Integrierte Chat-Funktion für Teilnehmer</text:p>
                </text:list-item>
              </text:list>
            </text:list-item>
            <text:list-item>
              <text:p text:style-name="P16">Verfügbarkeit: macOS, Windows, Chrome-Erweiterung</text:p>
              <text:p text:style-name="P25"><text:a xlink:type="simple" xlink:href="https://jens.marketing/ki-tools-fur-produktivere-meetings/" office:target-frame-name="_blank" xlink:show="new" text:style-name="Internet_20_link" text:visited-style-name="Visited_20_Internet_20_Link"><text:span text:style-name="T2">2</text:span></text:a></text:p>
            </text:list-item>
          </text:list>
        </text:list-item>
      </text:list>
      <text:p text:style-name="Text_20_body"><text:span text:style-name="T1">Diese Tools bieten umfangreiche Funktionen für die automatisierte Protokollierung von Meetings, einschließlich Echtzeit-Transkription, Zusammenfassungen, Suchfunktionen und Integrationen mit gängigen Videokonferenzplattformen. Die Wahl des besten Tools hängt von den spezifischen Anforderungen und dem Budget des Unternehmens ab.</text:span></text:p>
      <text:h text:style-name="P1" text:outline-level="2"/>
      <text:h text:style-name="P1" text:outline-level="2"/>
      <text:h text:style-name="P1" text:outline-level="2"/>
      <text:p text:style-name="P19"/>
      <text:p text:style-name="P19"/>
      <text:p text:style-name="P19"/>
      <text:p text:style-name="P19"/>
      <text:p text:style-name="P19"/>
      <text:p text:style-name="P19"/>
      <text:p text:style-name="P19"/>
      <text:p text:style-name="P19"/>
      <text:p text:style-name="P19">Ich erstelle eine ausführliche Analyse der wichtigsten Meeting-Protokoll-Tools für Video und Audio.</text:p>
      <text:p text:style-name="Text_20_body"><text:span text:style-name="Strong_20_Emphasis">1. Otter.ai</text:span></text:p>
      <text:list xml:id="list1606783529" text:style-name="L7">
        <text:list-item>
          <text:p text:style-name="P27">Sprachen: Englisch, mit Beta-Support für andere Sprachen </text:p>
        </text:list-item>
        <text:list-item>
          <text:p text:style-name="P27">Integrationen: Zoom, Google Meet, Microsoft Teams </text:p>
        </text:list-item>
        <text:list-item>
          <text:p text:style-name="P27">Genauigkeit: ~95% für klare Englische Aufnahmen </text:p>
        </text:list-item>
        <text:list-item>
          <text:p text:style-name="P27">Zusatzfunktionen: </text:p>
          <text:list>
            <text:list-item>
              <text:p text:style-name="P27">Automatische Zusammenfassungen </text:p>
            </text:list-item>
            <text:list-item>
              <text:p text:style-name="P27">Echtzeit-Kollaboration </text:p>
            </text:list-item>
            <text:list-item>
              <text:p text:style-name="P27">Sprechererkennung </text:p>
            </text:list-item>
            <text:list-item>
              <text:p text:style-name="P27">Automatische Hervorhebung wichtiger Punkte </text:p>
            </text:list-item>
          </text:list>
        </text:list-item>
        <text:list-item>
          <text:p text:style-name="P27">Datenschutz: SOC2 Type II zertifiziert </text:p>
        </text:list-item>
        <text:list-item>
          <text:p text:style-name="P27">Preismodell: Freemium bis Enterprise </text:p>
        </text:list-item>
        <text:list-item>
          <text:p text:style-name="P26">Besonderheiten: Sehr benutzerfreundlich, ideal für kleinere Teams </text:p>
        </text:list-item>
      </text:list>
      <text:p text:style-name="Text_20_body"><text:soft-page-break/><text:span text:style-name="Strong_20_Emphasis">2. Fireflies.ai</text:span></text:p>
      <text:list xml:id="list890732344" text:style-name="L8">
        <text:list-item>
          <text:p text:style-name="P29">Sprachen: Multi-Language Support </text:p>
        </text:list-item>
        <text:list-item>
          <text:p text:style-name="P29">Integrationen: Alle großen Videokonferenzplattformen </text:p>
        </text:list-item>
        <text:list-item>
          <text:p text:style-name="P29">Zusatzfunktionen: </text:p>
          <text:list>
            <text:list-item>
              <text:p text:style-name="P29">KI-basierte Zusammenfassungen </text:p>
            </text:list-item>
            <text:list-item>
              <text:p text:style-name="P29">Durchsuchbare Aufzeichnungen </text:p>
            </text:list-item>
            <text:list-item>
              <text:p text:style-name="P29">Umfangreiche Analysefunktionen </text:p>
            </text:list-item>
          </text:list>
        </text:list-item>
        <text:list-item>
          <text:p text:style-name="P29">Datenschutz: GDPR-konform, SOC2 </text:p>
        </text:list-item>
        <text:list-item>
          <text:p text:style-name="P29">Preismodell: Team und Enterprise Pläne </text:p>
        </text:list-item>
        <text:list-item>
          <text:p text:style-name="P28">Besonderheiten: Stark in der Integration mit CRM-Systemen </text:p>
        </text:list-item>
      </text:list>
      <text:p text:style-name="Text_20_body"><text:span text:style-name="Strong_20_Emphasis">3. Gong.io</text:span></text:p>
      <text:list xml:id="list602521394" text:style-name="L9">
        <text:list-item>
          <text:p text:style-name="P31">Fokus: Vertriebsgespräche </text:p>
        </text:list-item>
        <text:list-item>
          <text:p text:style-name="P31">Integrationen: CRM-Systeme, Salesforce </text:p>
        </text:list-item>
        <text:list-item>
          <text:p text:style-name="P31">Zusatzfunktionen: </text:p>
          <text:list>
            <text:list-item>
              <text:p text:style-name="P31">Vertriebsintelligenz </text:p>
            </text:list-item>
            <text:list-item>
              <text:p text:style-name="P31">Umfangreiche Analysetools </text:p>
            </text:list-item>
            <text:list-item>
              <text:p text:style-name="P31">Coaching-Funktionen </text:p>
            </text:list-item>
          </text:list>
        </text:list-item>
        <text:list-item>
          <text:p text:style-name="P31">Datenschutz: Enterprise-Grade </text:p>
        </text:list-item>
        <text:list-item>
          <text:p text:style-name="P30">Besonderheiten: Branchenspezifische Terminologieerkennung </text:p>
        </text:list-item>
      </text:list>
      <text:p text:style-name="Text_20_body"><text:span text:style-name="Strong_20_Emphasis">4. Microsoft Teams Transcription</text:span></text:p>
      <text:list xml:id="list3389421303" text:style-name="L10">
        <text:list-item>
          <text:p text:style-name="P33">Sprachen: 34+ Sprachen </text:p>
        </text:list-item>
        <text:list-item>
          <text:p text:style-name="P33">Integration: Nativ in Microsoft 365 </text:p>
        </text:list-item>
        <text:list-item>
          <text:p text:style-name="P33">Zusatzfunktionen: </text:p>
          <text:list>
            <text:list-item>
              <text:p text:style-name="P33">SharePoint-Integration </text:p>
            </text:list-item>
            <text:list-item>
              <text:p text:style-name="P33">OneNote-Integration </text:p>
            </text:list-item>
            <text:list-item>
              <text:p text:style-name="P33">Automatische Untertitel </text:p>
            </text:list-item>
          </text:list>
        </text:list-item>
        <text:list-item>
          <text:p text:style-name="P33">Datenschutz: Enterprise-Grade Microsoft-Sicherheit </text:p>
        </text:list-item>
        <text:list-item>
          <text:p text:style-name="P32">Besonderheiten: Ideal für Microsoft-365-Nutzer </text:p>
        </text:list-item>
      </text:list>
      <text:p text:style-name="Text_20_body"><text:span text:style-name="Strong_20_Emphasis">5. Rev.com</text:span></text:p>
      <text:list xml:id="list411770598" text:style-name="L11">
        <text:list-item>
          <text:p text:style-name="P35">Sprachen: Mehrsprachig mit menschlicher Überprüfung </text:p>
        </text:list-item>
        <text:list-item>
          <text:p text:style-name="P35">Genauigkeit: 99%+ durch Kombination von KI und menschlicher Überprüfung </text:p>
        </text:list-item>
        <text:list-item>
          <text:p text:style-name="P35">Zusatzfunktionen: </text:p>
          <text:list>
            <text:list-item>
              <text:p text:style-name="P35">Untertitelung </text:p>
            </text:list-item>
            <text:list-item>
              <text:p text:style-name="P35">Übersetzung </text:p>
            </text:list-item>
            <text:list-item>
              <text:p text:style-name="P35">Formatierung </text:p>
            </text:list-item>
          </text:list>
        </text:list-item>
        <text:list-item>
          <text:p text:style-name="P35">Preismodell: Pay-per-minute </text:p>
        </text:list-item>
        <text:list-item>
          <text:p text:style-name="P34">Besonderheiten: Option für menschliche Transkription </text:p>
        </text:list-item>
      </text:list>
      <text:p text:style-name="Text_20_body"><text:span text:style-name="Strong_20_Emphasis">6. Zoom Built-in Transcription</text:span></text:p>
      <text:list xml:id="list4077042745" text:style-name="L12">
        <text:list-item>
          <text:p text:style-name="P37">Sprachen: Englisch und weitere </text:p>
        </text:list-item>
        <text:list-item>
          <text:p text:style-name="P37">Integration: Nativ in Zoom </text:p>
        </text:list-item>
        <text:list-item>
          <text:p text:style-name="P37">Zusatzfunktionen: </text:p>
          <text:list>
            <text:list-item>
              <text:p text:style-name="P37">Cloud-Aufzeichnung </text:p>
            </text:list-item>
            <text:list-item>
              <text:p text:style-name="P37"><text:soft-page-break/>Automatische Untertitel </text:p>
            </text:list-item>
            <text:list-item>
              <text:p text:style-name="P37">Einfache Bearbeitung </text:p>
            </text:list-item>
          </text:list>
        </text:list-item>
        <text:list-item>
          <text:p text:style-name="P37">Datenschutz: Zoom-Sicherheitsstandards </text:p>
        </text:list-item>
        <text:list-item>
          <text:p text:style-name="P36">Besonderheiten: Kostenlos für zahlende Zoom-Nutzer </text:p>
        </text:list-item>
      </text:list>
      <text:p text:style-name="Text_20_body"><text:span text:style-name="Strong_20_Emphasis">7. Trint</text:span></text:p>
      <text:list xml:id="list3999999187" text:style-name="L13">
        <text:list-item>
          <text:p text:style-name="P39">Sprachen: 31+ Sprachen </text:p>
        </text:list-item>
        <text:list-item>
          <text:p text:style-name="P39">Zusatzfunktionen: </text:p>
          <text:list>
            <text:list-item>
              <text:p text:style-name="P39">Kollaborative Bearbeitung </text:p>
            </text:list-item>
            <text:list-item>
              <text:p text:style-name="P39">Vocabulary Builder </text:p>
            </text:list-item>
            <text:list-item>
              <text:p text:style-name="P39">Exportformate </text:p>
            </text:list-item>
          </text:list>
        </text:list-item>
        <text:list-item>
          <text:p text:style-name="P39">Datenschutz: GDPR-konform </text:p>
        </text:list-item>
        <text:list-item>
          <text:p text:style-name="P38">Besonderheiten: Stark in der Medienproduktion </text:p>
        </text:list-item>
      </text:list>
      <text:p text:style-name="Text_20_body"><text:span text:style-name="Strong_20_Emphasis">8. AWS Transcribe</text:span></text:p>
      <text:list xml:id="list3739877741" text:style-name="L14">
        <text:list-item>
          <text:p text:style-name="P41">Sprachen: 37+ Sprachen </text:p>
        </text:list-item>
        <text:list-item>
          <text:p text:style-name="P41">Genauigkeit: Sehr hoch für technische Begriffe </text:p>
        </text:list-item>
        <text:list-item>
          <text:p text:style-name="P41">Zusatzfunktionen: </text:p>
          <text:list>
            <text:list-item>
              <text:p text:style-name="P41">Custom Vocabularies </text:p>
            </text:list-item>
            <text:list-item>
              <text:p text:style-name="P41">Batch-Verarbeitung </text:p>
            </text:list-item>
            <text:list-item>
              <text:p text:style-name="P41">API-Integration </text:p>
            </text:list-item>
          </text:list>
        </text:list-item>
        <text:list-item>
          <text:p text:style-name="P41">Datenschutz: AWS-Sicherheitsstandards </text:p>
        </text:list-item>
        <text:list-item>
          <text:p text:style-name="P40">Besonderheiten: Ideal für Entwickler und große Unternehmen </text:p>
        </text:list-item>
      </text:list>
      <text:p text:style-name="Text_20_body">Besondere Empfehlungen:</text:p>
      <text:list xml:id="list1855205018" text:style-name="L15">
        <text:list-item>
          <text:p text:style-name="P43">Für kleine Teams: Otter.ai oder Fireflies.ai </text:p>
        </text:list-item>
        <text:list-item>
          <text:p text:style-name="P43">Für Enterprise: Gong.io oder AWS Transcribe </text:p>
        </text:list-item>
        <text:list-item>
          <text:p text:style-name="P43">Für Microsoft-Nutzer: Microsoft Teams Transcription </text:p>
        </text:list-item>
        <text:list-item>
          <text:p text:style-name="P43">Für höchste Genauigkeit: Rev.com </text:p>
        </text:list-item>
        <text:list-item>
          <text:p text:style-name="P42">Für Entwickler: AWS Transcribe </text:p>
        </text:list-item>
      </text:list>
      <text:p text:style-name="Text_20_body">Wichtige Überlegungen bei der Auswahl:</text:p>
      <text:list xml:id="list1568836322" text:style-name="L16">
        <text:list-item>
          <text:p text:style-name="P45">Sprachanforderungen des Teams </text:p>
        </text:list-item>
        <text:list-item>
          <text:p text:style-name="P45">Integrationsanforderungen mit bestehenden Tools </text:p>
        </text:list-item>
        <text:list-item>
          <text:p text:style-name="P45">Budget und Skalierbarkeit </text:p>
        </text:list-item>
        <text:list-item>
          <text:p text:style-name="P45">Datenschutzanforderungen </text:p>
        </text:list-item>
        <text:list-item>
          <text:p text:style-name="P44">Notwendigkeit branchenspezifischer Funktionen</text:p>
        </text:list-item>
      </text:list>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text:span text:style-name="Strong_20_Emphasis">Einleitung</text:span></text:p>
      <text:p text:style-name="Text_20_body">Die zunehmende Verbreitung von Remote-Arbeit und global verteilten Teams hat den Bedarf an effektiven Tools für die Protokollierung von Video- und Audiomeetings erhöht. Diese Tools helfen nicht nur bei der Transkription von Meetings, sondern bieten auch zusätzliche Funktionen wie Zusammenfassungen, Aktionspunkte und Integrationen mit anderen Plattformen. Im Folgenden finden Sie eine ausführliche Liste von Video- und Audiomeeting-Protokolltools, bewertet nach den angegebenen Kriterien.</text:p>
      <text:p text:style-name="Horizontal_20_Line"/>
      <text:h text:style-name="Heading_20_3" text:outline-level="3"><text:span text:style-name="Strong_20_Emphasis">1. Otter.ai</text:span></text:h>
      <text:p text:style-name="Text_20_body"><text:span text:style-name="Strong_20_Emphasis">Unterstützte Sprachen:</text:span></text:p>
      <text:list xml:id="list159330215" text:style-name="L17">
        <text:list-item>
          <text:p text:style-name="P46">Hauptsächlich Englisch, begrenzte Unterstützung für Deutsch, Spanisch, Französisch und andere Sprachen. </text:p>
        </text:list-item>
      </text:list>
      <text:p text:style-name="Text_20_body"><text:span text:style-name="Strong_20_Emphasis">Integrationen mit Videokonferenzplattformen:</text:span></text:p>
      <text:list xml:id="list1108614569" text:style-name="L18">
        <text:list-item>
          <text:p text:style-name="P47">Nahtlose Integration mit Zoom, Microsoft Teams und Google Meet. </text:p>
        </text:list-item>
      </text:list>
      <text:p text:style-name="Text_20_body"><text:span text:style-name="Strong_20_Emphasis">Genauigkeit der Transkription:</text:span></text:p>
      <text:list xml:id="list3741672144" text:style-name="L19">
        <text:list-item>
          <text:p text:style-name="P48">Hohe Genauigkeit bei klarer Aussprache und guter Audioqualität; kann bei starken Akzenten variieren. </text:p>
        </text:list-item>
      </text:list>
      <text:p text:style-name="Text_20_body"><text:span text:style-name="Strong_20_Emphasis">Zusatzfunktionen:</text:span></text:p>
      <text:list xml:id="list1361079606" text:style-name="L20">
        <text:list-item>
          <text:p text:style-name="P49">Echtzeit-Transkription, gemeinsame Notizen, Highlighting, KI-generierte Zusammenfassungen, Suchfunktion innerhalb von Transkripten. </text:p>
        </text:list-item>
      </text:list>
      <text:p text:style-name="Text_20_body"><text:span text:style-name="Strong_20_Emphasis">Benutzerfreundlichkeit:</text:span></text:p>
      <text:list xml:id="list1922875260" text:style-name="L21">
        <text:list-item>
          <text:p text:style-name="P50">Intuitive Benutzeroberfläche, einfache Einrichtung und Nutzung, mobile App verfügbar. </text:p>
        </text:list-item>
      </text:list>
      <text:p text:style-name="Text_20_body"><text:span text:style-name="Strong_20_Emphasis">Datenschutz und Sicherheit:</text:span></text:p>
      <text:list xml:id="list2598261218" text:style-name="L22">
        <text:list-item>
          <text:p text:style-name="P51">End-to-End-Verschlüsselung, GDPR-konform, Möglichkeit zur Verwaltung von Benutzerrechten. </text:p>
        </text:list-item>
      </text:list>
      <text:p text:style-name="Text_20_body"><text:span text:style-name="Strong_20_Emphasis">Preismodelle und Skalierbarkeit:</text:span></text:p>
      <text:list xml:id="list2560645247" text:style-name="L23">
        <text:list-item>
          <text:p text:style-name="P52">Freemium-Modell mit begrenzten Funktionen; Premium-Pläne für Einzelpersonen und Unternehmen mit erweiterten Funktionen. </text:p>
        </text:list-item>
      </text:list>
      <text:p text:style-name="Text_20_body"><text:span text:style-name="Strong_20_Emphasis">Kundenservice und Support:</text:span></text:p>
      <text:list xml:id="list1421054060" text:style-name="L24">
        <text:list-item>
          <text:p text:style-name="P53"><text:soft-page-break/>Umfassende Online-Hilferessourcen, E-Mail-Support für zahlende Kunden. </text:p>
        </text:list-item>
      </text:list>
      <text:p text:style-name="Text_20_body"><text:span text:style-name="Strong_20_Emphasis">Fähigkeit zur Erkennung mehrerer Sprecher:</text:span></text:p>
      <text:list xml:id="list268440648" text:style-name="L25">
        <text:list-item>
          <text:p text:style-name="P54">Unterstützt Sprechererkennung, jedoch nicht immer 100% genau. </text:p>
        </text:list-item>
      </text:list>
      <text:p text:style-name="Text_20_body"><text:span text:style-name="Strong_20_Emphasis">Unterstützung für branchenspezifische Terminologie:</text:span></text:p>
      <text:list xml:id="list2922688513" text:style-name="L26">
        <text:list-item>
          <text:p text:style-name="P55">Begrenzte Anpassungsmöglichkeiten für Fachjargon. </text:p>
        </text:list-item>
      </text:list>
      <text:p text:style-name="Text_20_body"><text:span text:style-name="Strong_20_Emphasis">Anpassung und Bearbeitung der generierten Protokolle:</text:span></text:p>
      <text:list xml:id="list1070121752" text:style-name="L27">
        <text:list-item>
          <text:p text:style-name="P56">Transkripte können bearbeitet, kommentiert und mit Tags versehen werden. </text:p>
        </text:list-item>
      </text:list>
      <text:p text:style-name="Text_20_body"><text:span text:style-name="Strong_20_Emphasis">Integrationen mit Projektmanagement-Tools:</text:span></text:p>
      <text:list xml:id="list3655653090" text:style-name="L28">
        <text:list-item>
          <text:p text:style-name="P57">Begrenzte direkte Integrationen; Möglichkeit, Transkripte zu exportieren und in anderen Tools zu verwenden. </text:p>
        </text:list-item>
      </text:list>
      <text:p text:style-name="Text_20_body"><text:span text:style-name="Strong_20_Emphasis">Fähigkeit zur Erstellung von Aktionspunkten und Aufgabenzuweisungen:</text:span></text:p>
      <text:list xml:id="list3367112582" text:style-name="L29">
        <text:list-item>
          <text:p text:style-name="P58">Manuelle Erstellung innerhalb der Plattform möglich. </text:p>
        </text:list-item>
      </text:list>
      <text:p text:style-name="Text_20_body"><text:span text:style-name="Strong_20_Emphasis">Unterstützung für mehrere Zeitzonen bei globalen Teams:</text:span></text:p>
      <text:list xml:id="list2993595884" text:style-name="L30">
        <text:list-item>
          <text:p text:style-name="P59">Ja, unterstützt Terminplanung und Zusammenarbeit über verschiedene Zeitzonen hinweg. </text:p>
        </text:list-item>
      </text:list>
      <text:p text:style-name="Horizontal_20_Line"/>
      <text:h text:style-name="Heading_20_3" text:outline-level="3"><text:span text:style-name="Strong_20_Emphasis">2. Fireflies.ai</text:span></text:h>
      <text:p text:style-name="Text_20_body"><text:span text:style-name="Strong_20_Emphasis">Unterstützte Sprachen:</text:span></text:p>
      <text:list xml:id="list1990262414" text:style-name="L31">
        <text:list-item>
          <text:p text:style-name="P60">Unterstützt Englisch, Deutsch, Französisch, Spanisch und weitere Sprachen. </text:p>
        </text:list-item>
      </text:list>
      <text:p text:style-name="Text_20_body"><text:span text:style-name="Strong_20_Emphasis">Integrationen mit Videokonferenzplattformen:</text:span></text:p>
      <text:list xml:id="list1747507045" text:style-name="L32">
        <text:list-item>
          <text:p text:style-name="P61">Funktioniert mit Zoom, Microsoft Teams, Google Meet, Webex und weiteren. </text:p>
        </text:list-item>
      </text:list>
      <text:p text:style-name="Text_20_body"><text:span text:style-name="Strong_20_Emphasis">Genauigkeit der Transkription:</text:span></text:p>
      <text:list xml:id="list3094336387" text:style-name="L33">
        <text:list-item>
          <text:p text:style-name="P62">Gute Genauigkeit, abhängig von der Klarheit der Sprache und Audioqualität. </text:p>
        </text:list-item>
      </text:list>
      <text:p text:style-name="Text_20_body"><text:span text:style-name="Strong_20_Emphasis">Zusatzfunktionen:</text:span></text:p>
      <text:list xml:id="list3674263065" text:style-name="L34">
        <text:list-item>
          <text:p text:style-name="P63">KI-generierte Meeting-Zusammenfassungen, Aktionspunkte, Schlüsselthemen-Extraktion, Integration von Kalendern. </text:p>
        </text:list-item>
      </text:list>
      <text:p text:style-name="Text_20_body"><text:span text:style-name="Strong_20_Emphasis">Benutzerfreundlichkeit:</text:span></text:p>
      <text:list xml:id="list1584809784" text:style-name="L35">
        <text:list-item>
          <text:p text:style-name="P64">Moderne und intuitive Benutzeroberfläche, einfache Navigation und Einrichtung. </text:p>
        </text:list-item>
      </text:list>
      <text:p text:style-name="Text_20_body"><text:span text:style-name="Strong_20_Emphasis">Datenschutz und Sicherheit:</text:span></text:p>
      <text:list xml:id="list2074685990" text:style-name="L36">
        <text:list-item>
          <text:p text:style-name="P65">Datenverschlüsselung, GDPR- und HIPAA-konform, Möglichkeit zur Verwaltung von Zugriffsrechten. </text:p>
        </text:list-item>
      </text:list>
      <text:p text:style-name="Text_20_body"><text:span text:style-name="Strong_20_Emphasis">Preismodelle und Skalierbarkeit:</text:span></text:p>
      <text:list xml:id="list105407469" text:style-name="L37">
        <text:list-item>
          <text:p text:style-name="P66">Kostenlose Basisversion; Pro- und Business-Pläne für erweiterte Funktionen und größere Teams. </text:p>
        </text:list-item>
      </text:list>
      <text:p text:style-name="Text_20_body"><text:soft-page-break/><text:span text:style-name="Strong_20_Emphasis">Kundenservice und Support:</text:span></text:p>
      <text:list xml:id="list2969543034" text:style-name="L38">
        <text:list-item>
          <text:p text:style-name="P67">24/7 E-Mail- und Chat-Support, umfangreiche Wissensdatenbank. </text:p>
        </text:list-item>
      </text:list>
      <text:p text:style-name="Text_20_body"><text:span text:style-name="Strong_20_Emphasis">Fähigkeit zur Erkennung mehrerer Sprecher:</text:span></text:p>
      <text:list xml:id="list356810556" text:style-name="L39">
        <text:list-item>
          <text:p text:style-name="P68">Unterstützt Sprechertrennung, mit guter Genauigkeit. </text:p>
        </text:list-item>
      </text:list>
      <text:p text:style-name="Text_20_body"><text:span text:style-name="Strong_20_Emphasis">Unterstützung für branchenspezifische Terminologie:</text:span></text:p>
      <text:list xml:id="list1617851272" text:style-name="L40">
        <text:list-item>
          <text:p text:style-name="P69">Möglichkeit, benutzerdefinierte Wörterbücher hinzuzufügen. </text:p>
        </text:list-item>
      </text:list>
      <text:p text:style-name="Text_20_body"><text:span text:style-name="Strong_20_Emphasis">Anpassung und Bearbeitung der generierten Protokolle:</text:span></text:p>
      <text:list xml:id="list3504219356" text:style-name="L41">
        <text:list-item>
          <text:p text:style-name="P70">Vollständige Bearbeitungsfunktionen, Möglichkeit zur Kommentierung und Markierung von Transkripten. </text:p>
        </text:list-item>
      </text:list>
      <text:p text:style-name="Text_20_body"><text:span text:style-name="Strong_20_Emphasis">Integrationen mit Projektmanagement-Tools:</text:span></text:p>
      <text:list xml:id="list3899889248" text:style-name="L42">
        <text:list-item>
          <text:p text:style-name="P71">Integrationen mit Slack, Asana, Trello, Salesforce und anderen. </text:p>
        </text:list-item>
      </text:list>
      <text:p text:style-name="Text_20_body"><text:span text:style-name="Strong_20_Emphasis">Fähigkeit zur Erstellung von Aktionspunkten und Aufgabenzuweisungen:</text:span></text:p>
      <text:list xml:id="list1373727036" text:style-name="L43">
        <text:list-item>
          <text:p text:style-name="P72">Ja, mit direkter Synchronisation zu Projektmanagement-Tools. </text:p>
        </text:list-item>
      </text:list>
      <text:p text:style-name="Text_20_body"><text:span text:style-name="Strong_20_Emphasis">Unterstützung für mehrere Zeitzonen bei globalen Teams:</text:span></text:p>
      <text:list xml:id="list884051467" text:style-name="L44">
        <text:list-item>
          <text:p text:style-name="P73">Ja, automatische Anpassung und Terminplanung über Zeitzonen hinweg. </text:p>
        </text:list-item>
      </text:list>
      <text:p text:style-name="Horizontal_20_Line"/>
      <text:h text:style-name="Heading_20_3" text:outline-level="3"><text:span text:style-name="Strong_20_Emphasis">3. Sembly AI</text:span></text:h>
      <text:p text:style-name="Text_20_body"><text:span text:style-name="Strong_20_Emphasis">Unterstützte Sprachen:</text:span></text:p>
      <text:list xml:id="list4060944166" text:style-name="L45">
        <text:list-item>
          <text:p text:style-name="P74">Unterstützt mehrere Sprachen, darunter Englisch und Deutsch. </text:p>
        </text:list-item>
      </text:list>
      <text:p text:style-name="Text_20_body"><text:span text:style-name="Strong_20_Emphasis">Integrationen mit Videokonferenzplattformen:</text:span></text:p>
      <text:list xml:id="list1692913042" text:style-name="L46">
        <text:list-item>
          <text:p text:style-name="P75">Kompatibel mit Zoom, Microsoft Teams, Google Meet und Webex. </text:p>
        </text:list-item>
      </text:list>
      <text:p text:style-name="Text_20_body"><text:span text:style-name="Strong_20_Emphasis">Genauigkeit der Transkription:</text:span></text:p>
      <text:list xml:id="list2693164109" text:style-name="L47">
        <text:list-item>
          <text:p text:style-name="P76">Hohe Genauigkeit durch fortschrittliche KI-Algorithmen. </text:p>
        </text:list-item>
      </text:list>
      <text:p text:style-name="Text_20_body"><text:span text:style-name="Strong_20_Emphasis">Zusatzfunktionen:</text:span></text:p>
      <text:list xml:id="list2106068754" text:style-name="L48">
        <text:list-item>
          <text:p text:style-name="P77">Automatische Zusammenfassungen, Aktionspunkte, Entscheidungstracking, Meeting-Highlights. </text:p>
        </text:list-item>
      </text:list>
      <text:p text:style-name="Text_20_body"><text:span text:style-name="Strong_20_Emphasis">Benutzerfreundlichkeit:</text:span></text:p>
      <text:list xml:id="list3227373195" text:style-name="L49">
        <text:list-item>
          <text:p text:style-name="P78">Benutzerfreundliche Oberfläche mit klarer Navigation. </text:p>
        </text:list-item>
      </text:list>
      <text:p text:style-name="Text_20_body"><text:span text:style-name="Strong_20_Emphasis">Datenschutz und Sicherheit:</text:span></text:p>
      <text:list xml:id="list3727568416" text:style-name="L50">
        <text:list-item>
          <text:p text:style-name="P79">Verschlüsselte Datenübertragung, GDPR-konform, Option für On-Premises-Bereitstellung. </text:p>
        </text:list-item>
      </text:list>
      <text:p text:style-name="Text_20_body"><text:span text:style-name="Strong_20_Emphasis">Preismodelle und Skalierbarkeit:</text:span></text:p>
      <text:list xml:id="list3531227219" text:style-name="L51">
        <text:list-item>
          <text:p text:style-name="P80">Verschiedene Pläne für Einzelpersonen, Teams und Unternehmen; skalierbar je nach Bedarf. </text:p>
        </text:list-item>
      </text:list>
      <text:p text:style-name="Text_20_body"><text:soft-page-break/><text:span text:style-name="Strong_20_Emphasis">Kundenservice und Support:</text:span></text:p>
      <text:list xml:id="list1855946261" text:style-name="L52">
        <text:list-item>
          <text:p text:style-name="P81">E-Mail-Support, umfangreiche Online-Ressourcen, dedizierter Account-Manager für Unternehmen. </text:p>
        </text:list-item>
      </text:list>
      <text:p text:style-name="Text_20_body"><text:span text:style-name="Strong_20_Emphasis">Fähigkeit zur Erkennung mehrerer Sprecher:</text:span></text:p>
      <text:list xml:id="list784308095" text:style-name="L53">
        <text:list-item>
          <text:p text:style-name="P82">Ja, mit hoher Genauigkeit in der Sprecherunterscheidung. </text:p>
        </text:list-item>
      </text:list>
      <text:p text:style-name="Text_20_body"><text:span text:style-name="Strong_20_Emphasis">Unterstützung für branchenspezifische Terminologie:</text:span></text:p>
      <text:list xml:id="list469824734" text:style-name="L54">
        <text:list-item>
          <text:p text:style-name="P83">Anpassbare Wortlisten und Terminologie. </text:p>
        </text:list-item>
      </text:list>
      <text:p text:style-name="Text_20_body"><text:span text:style-name="Strong_20_Emphasis">Anpassung und Bearbeitung der generierten Protokolle:</text:span></text:p>
      <text:list xml:id="list2547098953" text:style-name="L55">
        <text:list-item>
          <text:p text:style-name="P84">Bearbeitungsfunktionen, Möglichkeit zur Anpassung von Transkripten und Zusammenfassungen. </text:p>
        </text:list-item>
      </text:list>
      <text:p text:style-name="Text_20_body"><text:span text:style-name="Strong_20_Emphasis">Integrationen mit Projektmanagement-Tools:</text:span></text:p>
      <text:list xml:id="list331581463" text:style-name="L56">
        <text:list-item>
          <text:p text:style-name="P85">Integrationen mit Jira, Slack und weiteren Tools. </text:p>
        </text:list-item>
      </text:list>
      <text:p text:style-name="Text_20_body"><text:span text:style-name="Strong_20_Emphasis">Fähigkeit zur Erstellung von Aktionspunkten und Aufgabenzuweisungen:</text:span></text:p>
      <text:list xml:id="list1584380758" text:style-name="L57">
        <text:list-item>
          <text:p text:style-name="P86">Ja, automatische Generierung und Export von Aktionspunkten. </text:p>
        </text:list-item>
      </text:list>
      <text:p text:style-name="Text_20_body"><text:span text:style-name="Strong_20_Emphasis">Unterstützung für mehrere Zeitzonen bei globalen Teams:</text:span></text:p>
      <text:list xml:id="list4183491502" text:style-name="L58">
        <text:list-item>
          <text:p text:style-name="P87">Ja, unterstützt die Zusammenarbeit über verschiedene Zeitzonen hinweg. </text:p>
        </text:list-item>
      </text:list>
      <text:p text:style-name="Horizontal_20_Line"/>
      <text:h text:style-name="Heading_20_3" text:outline-level="3"><text:span text:style-name="Strong_20_Emphasis">4. Microsoft Teams</text:span></text:h>
      <text:p text:style-name="Text_20_body"><text:span text:style-name="Strong_20_Emphasis">Unterstützte Sprachen:</text:span></text:p>
      <text:list xml:id="list548429352" text:style-name="L59">
        <text:list-item>
          <text:p text:style-name="P88">Unterstützt zahlreiche Sprachen, einschließlich Deutsch, Englisch, Spanisch und Französisch. </text:p>
        </text:list-item>
      </text:list>
      <text:p text:style-name="Text_20_body"><text:span text:style-name="Strong_20_Emphasis">Integrationen mit Videokonferenzplattformen:</text:span></text:p>
      <text:list xml:id="list4178561517" text:style-name="L60">
        <text:list-item>
          <text:p text:style-name="P89">Nativ, da Microsoft Teams selbst eine Videokonferenzplattform ist. </text:p>
        </text:list-item>
      </text:list>
      <text:p text:style-name="Text_20_body"><text:span text:style-name="Strong_20_Emphasis">Genauigkeit der Transkription:</text:span></text:p>
      <text:list xml:id="list3031816855" text:style-name="L61">
        <text:list-item>
          <text:p text:style-name="P90">Gute Genauigkeit, abhängig von der Sprache und Audioqualität. </text:p>
        </text:list-item>
      </text:list>
      <text:p text:style-name="Text_20_body"><text:span text:style-name="Strong_20_Emphasis">Zusatzfunktionen:</text:span></text:p>
      <text:list xml:id="list681284304" text:style-name="L62">
        <text:list-item>
          <text:p text:style-name="P91">Live-Untertitel, Aufzeichnungen, Chats, Dateifreigabe, Whiteboard-Funktion. </text:p>
        </text:list-item>
      </text:list>
      <text:p text:style-name="Text_20_body"><text:span text:style-name="Strong_20_Emphasis">Benutzerfreundlichkeit:</text:span></text:p>
      <text:list xml:id="list307436290" text:style-name="L63">
        <text:list-item>
          <text:p text:style-name="P92">Intuitive Benutzeroberfläche, besonders für Nutzer der Microsoft 365 Suite. </text:p>
        </text:list-item>
      </text:list>
      <text:p text:style-name="Text_20_body"><text:span text:style-name="Strong_20_Emphasis">Datenschutz und Sicherheit:</text:span></text:p>
      <text:list xml:id="list955661059" text:style-name="L64">
        <text:list-item>
          <text:p text:style-name="P93">Enterprise-Level-Sicherheit, GDPR-konform, umfassende Compliance-Zertifizierungen. </text:p>
        </text:list-item>
      </text:list>
      <text:p text:style-name="Text_20_body"><text:span text:style-name="Strong_20_Emphasis">Preismodelle und Skalierbarkeit:</text:span></text:p>
      <text:list xml:id="list4266913869" text:style-name="L65">
        <text:list-item>
          <text:p text:style-name="P94"><text:soft-page-break/>Teil der Microsoft 365-Pläne, skalierbar von Einzelpersonen bis zu großen Unternehmen. </text:p>
        </text:list-item>
      </text:list>
      <text:p text:style-name="Text_20_body"><text:span text:style-name="Strong_20_Emphasis">Kundenservice und Support:</text:span></text:p>
      <text:list xml:id="list3239412753" text:style-name="L66">
        <text:list-item>
          <text:p text:style-name="P95">Umfangreicher Support über Microsoft, einschließlich Online-Ressourcen und Support-Tickets. </text:p>
        </text:list-item>
      </text:list>
      <text:p text:style-name="Text_20_body"><text:span text:style-name="Strong_20_Emphasis">Fähigkeit zur Erkennung mehrerer Sprecher:</text:span></text:p>
      <text:list xml:id="list228174073" text:style-name="L67">
        <text:list-item>
          <text:p text:style-name="P96">Begrenzt in der Transkription, aber Sprecher werden in Chats identifiziert. </text:p>
        </text:list-item>
      </text:list>
      <text:p text:style-name="Text_20_body"><text:span text:style-name="Strong_20_Emphasis">Unterstützung für branchenspezifische Terminologie:</text:span></text:p>
      <text:list xml:id="list2790877632" text:style-name="L68">
        <text:list-item>
          <text:p text:style-name="P97">Begrenzt, aber Anpassungen über benutzerdefinierte Einstellungen möglich. </text:p>
        </text:list-item>
      </text:list>
      <text:p text:style-name="Text_20_body"><text:span text:style-name="Strong_20_Emphasis">Anpassung und Bearbeitung der generierten Protokolle:</text:span></text:p>
      <text:list xml:id="list3970033070" text:style-name="L69">
        <text:list-item>
          <text:p text:style-name="P98">Transkripte können exportiert und bearbeitet werden. </text:p>
        </text:list-item>
      </text:list>
      <text:p text:style-name="Text_20_body"><text:span text:style-name="Strong_20_Emphasis">Integrationen mit Projektmanagement-Tools:</text:span></text:p>
      <text:list xml:id="list1509233589" text:style-name="L70">
        <text:list-item>
          <text:p text:style-name="P99">Integriert mit Microsoft Planner, To Do und anderen Microsoft-Anwendungen. </text:p>
        </text:list-item>
      </text:list>
      <text:p text:style-name="Text_20_body"><text:span text:style-name="Strong_20_Emphasis">Fähigkeit zur Erstellung von Aktionspunkten und Aufgabenzuweisungen:</text:span></text:p>
      <text:list xml:id="list2285567050" text:style-name="L71">
        <text:list-item>
          <text:p text:style-name="P100">Ja, innerhalb des Microsoft-Ökosystems. </text:p>
        </text:list-item>
      </text:list>
      <text:p text:style-name="Text_20_body"><text:span text:style-name="Strong_20_Emphasis">Unterstützung für mehrere Zeitzonen bei globalen Teams:</text:span></text:p>
      <text:list xml:id="list3170197217" text:style-name="L72">
        <text:list-item>
          <text:p text:style-name="P101">Ja, mit Kalender- und Planungsfunktionen. </text:p>
        </text:list-item>
      </text:list>
      <text:p text:style-name="Horizontal_20_Line"/>
      <text:h text:style-name="Heading_20_3" text:outline-level="3"><text:span text:style-name="Strong_20_Emphasis">5. Zoom</text:span></text:h>
      <text:p text:style-name="Text_20_body"><text:span text:style-name="Strong_20_Emphasis">Unterstützte Sprachen:</text:span></text:p>
      <text:list xml:id="list1993312543" text:style-name="L73">
        <text:list-item>
          <text:p text:style-name="P102">Hauptsächlich Englisch für Transkriptionen; Unterstützung für Untertitel in mehreren Sprachen. </text:p>
        </text:list-item>
      </text:list>
      <text:p text:style-name="Text_20_body"><text:span text:style-name="Strong_20_Emphasis">Integrationen mit Videokonferenzplattformen:</text:span></text:p>
      <text:list xml:id="list2031840672" text:style-name="L74">
        <text:list-item>
          <text:p text:style-name="P103">Nativ, da Zoom eine Videokonferenzplattform ist. </text:p>
        </text:list-item>
      </text:list>
      <text:p text:style-name="Text_20_body"><text:span text:style-name="Strong_20_Emphasis">Genauigkeit der Transkription:</text:span></text:p>
      <text:list xml:id="list2860700315" text:style-name="L75">
        <text:list-item>
          <text:p text:style-name="P104">Angemessene Genauigkeit; bessere Ergebnisse mit Drittanbieter-Integrationen. </text:p>
        </text:list-item>
      </text:list>
      <text:p text:style-name="Text_20_body"><text:span text:style-name="Strong_20_Emphasis">Zusatzfunktionen:</text:span></text:p>
      <text:list xml:id="list4112852542" text:style-name="L76">
        <text:list-item>
          <text:p text:style-name="P105">Live-Untertitel, Breakout-Räume, Umfragen, Bildschirmfreigabe. </text:p>
        </text:list-item>
      </text:list>
      <text:p text:style-name="Text_20_body"><text:span text:style-name="Strong_20_Emphasis">Benutzerfreundlichkeit:</text:span></text:p>
      <text:list xml:id="list1161192534" text:style-name="L77">
        <text:list-item>
          <text:p text:style-name="P106">Weit verbreitet und benutzerfreundlich, einfache Bedienung. </text:p>
        </text:list-item>
      </text:list>
      <text:p text:style-name="Text_20_body"><text:span text:style-name="Strong_20_Emphasis">Datenschutz und Sicherheit:</text:span></text:p>
      <text:list xml:id="list1228420166" text:style-name="L78">
        <text:list-item>
          <text:p text:style-name="P107">Verschlüsselte Kommunikation, kontinuierliche Verbesserungen in der Sicherheit. </text:p>
        </text:list-item>
      </text:list>
      <text:p text:style-name="Text_20_body"><text:span text:style-name="Strong_20_Emphasis">Preismodelle und Skalierbarkeit:</text:span></text:p>
      <text:list xml:id="list4047834831" text:style-name="L79">
        <text:list-item>
          <text:p text:style-name="P108"><text:soft-page-break/>Kostenlose Basisversion; Pro-, Business- und Enterprise-Pläne. </text:p>
        </text:list-item>
      </text:list>
      <text:p text:style-name="Text_20_body"><text:span text:style-name="Strong_20_Emphasis">Kundenservice und Support:</text:span></text:p>
      <text:list xml:id="list2273926603" text:style-name="L80">
        <text:list-item>
          <text:p text:style-name="P109">Online-Hilfe, Support-Tickets, Telefon-Support für höhere Pläne. </text:p>
        </text:list-item>
      </text:list>
      <text:p text:style-name="Text_20_body"><text:span text:style-name="Strong_20_Emphasis">Fähigkeit zur Erkennung mehrerer Sprecher:</text:span></text:p>
      <text:list xml:id="list2368621897" text:style-name="L81">
        <text:list-item>
          <text:p text:style-name="P110">Begrenzt in der nativen Transkription. </text:p>
        </text:list-item>
      </text:list>
      <text:p text:style-name="Text_20_body"><text:span text:style-name="Strong_20_Emphasis">Unterstützung für branchenspezifische Terminologie:</text:span></text:p>
      <text:list xml:id="list1602584610" text:style-name="L82">
        <text:list-item>
          <text:p text:style-name="P111">Begrenzt; bessere Ergebnisse mit Drittanbieter-Tools. </text:p>
        </text:list-item>
      </text:list>
      <text:p text:style-name="Text_20_body"><text:span text:style-name="Strong_20_Emphasis">Anpassung und Bearbeitung der generierten Protokolle:</text:span></text:p>
      <text:list xml:id="list1121630437" text:style-name="L83">
        <text:list-item>
          <text:p text:style-name="P112">Transkripte können heruntergeladen und extern bearbeitet werden. </text:p>
        </text:list-item>
      </text:list>
      <text:p text:style-name="Text_20_body"><text:span text:style-name="Strong_20_Emphasis">Integrationen mit Projektmanagement-Tools:</text:span></text:p>
      <text:list xml:id="list4038572760" text:style-name="L84">
        <text:list-item>
          <text:p text:style-name="P113">Integrationen über Zoom App Marketplace, z.B. mit Slack, Asana. </text:p>
        </text:list-item>
      </text:list>
      <text:p text:style-name="Text_20_body"><text:span text:style-name="Strong_20_Emphasis">Fähigkeit zur Erstellung von Aktionspunkten und Aufgabenzuweisungen:</text:span></text:p>
      <text:list xml:id="list3201900848" text:style-name="L85">
        <text:list-item>
          <text:p text:style-name="P114">Begrenzt; möglich über Integrationen. </text:p>
        </text:list-item>
      </text:list>
      <text:p text:style-name="Text_20_body"><text:span text:style-name="Strong_20_Emphasis">Unterstützung für mehrere Zeitzonen bei globalen Teams:</text:span></text:p>
      <text:list xml:id="list3939495707" text:style-name="L86">
        <text:list-item>
          <text:p text:style-name="P115">Ja, mit Planungs- und Kalenderfunktionen. </text:p>
        </text:list-item>
      </text:list>
      <text:p text:style-name="Horizontal_20_Line"/>
      <text:h text:style-name="Heading_20_3" text:outline-level="3"><text:span text:style-name="Strong_20_Emphasis">6. Google Meet mit Transkriptionstools</text:span></text:h>
      <text:p text:style-name="Text_20_body"><text:span text:style-name="Strong_20_Emphasis">Unterstützte Sprachen:</text:span></text:p>
      <text:list xml:id="list841673319" text:style-name="L87">
        <text:list-item>
          <text:p text:style-name="P116">Unterstützt mehrere Sprachen, einschließlich Deutsch. </text:p>
        </text:list-item>
      </text:list>
      <text:p text:style-name="Text_20_body"><text:span text:style-name="Strong_20_Emphasis">Integrationen mit Videokonferenzplattformen:</text:span></text:p>
      <text:list xml:id="list1029734010" text:style-name="L88">
        <text:list-item>
          <text:p text:style-name="P117">Nativ, da Google Meet eine Videokonferenzplattform ist; Transkription über Add-ons. </text:p>
        </text:list-item>
      </text:list>
      <text:p text:style-name="Text_20_body"><text:span text:style-name="Strong_20_Emphasis">Genauigkeit der Transkription:</text:span></text:p>
      <text:list xml:id="list1467548598" text:style-name="L89">
        <text:list-item>
          <text:p text:style-name="P118">Gute Genauigkeit mit Drittanbieter-Erweiterungen wie Tactiq. </text:p>
        </text:list-item>
      </text:list>
      <text:p text:style-name="Text_20_body"><text:span text:style-name="Strong_20_Emphasis">Zusatzfunktionen:</text:span></text:p>
      <text:list xml:id="list68448899" text:style-name="L90">
        <text:list-item>
          <text:p text:style-name="P119">Echtzeit-Untertitel, Bildschirmfreigabe, Integration mit Google Workspace. </text:p>
        </text:list-item>
      </text:list>
      <text:p text:style-name="Text_20_body"><text:span text:style-name="Strong_20_Emphasis">Benutzerfreundlichkeit:</text:span></text:p>
      <text:list xml:id="list1133337940" text:style-name="L91">
        <text:list-item>
          <text:p text:style-name="P120">Einfach und intuitiv, besonders für Google-Nutzer. </text:p>
        </text:list-item>
      </text:list>
      <text:p text:style-name="Text_20_body"><text:span text:style-name="Strong_20_Emphasis">Datenschutz und Sicherheit:</text:span></text:p>
      <text:list xml:id="list1051199264" text:style-name="L92">
        <text:list-item>
          <text:p text:style-name="P121">Verschlüsselte Kommunikation, GDPR-konform. </text:p>
        </text:list-item>
      </text:list>
      <text:p text:style-name="Text_20_body"><text:span text:style-name="Strong_20_Emphasis">Preismodelle und Skalierbarkeit:</text:span></text:p>
      <text:list xml:id="list869222695" text:style-name="L93">
        <text:list-item>
          <text:p text:style-name="P122">Kostenlos für grundlegende Funktionen; erweiterte Funktionen in Google Workspace-Plänen. </text:p>
        </text:list-item>
      </text:list>
      <text:p text:style-name="Text_20_body"><text:soft-page-break/><text:span text:style-name="Strong_20_Emphasis">Kundenservice und Support:</text:span></text:p>
      <text:list xml:id="list3429940348" text:style-name="L94">
        <text:list-item>
          <text:p text:style-name="P123">Online-Hilfe und Support-Tickets für zahlende Kunden. </text:p>
        </text:list-item>
      </text:list>
      <text:p text:style-name="Text_20_body"><text:span text:style-name="Strong_20_Emphasis">Fähigkeit zur Erkennung mehrerer Sprecher:</text:span></text:p>
      <text:list xml:id="list2444681039" text:style-name="L95">
        <text:list-item>
          <text:p text:style-name="P124">Begrenzt in nativen Funktionen. </text:p>
        </text:list-item>
      </text:list>
      <text:p text:style-name="Text_20_body"><text:span text:style-name="Strong_20_Emphasis">Unterstützung für branchenspezifische Terminologie:</text:span></text:p>
      <text:list xml:id="list1488055619" text:style-name="L96">
        <text:list-item>
          <text:p text:style-name="P125">Begrenzt; Erweiterungen können zusätzliche Funktionen bieten. </text:p>
        </text:list-item>
      </text:list>
      <text:p text:style-name="Text_20_body"><text:span text:style-name="Strong_20_Emphasis">Anpassung und Bearbeitung der generierten Protokolle:</text:span></text:p>
      <text:list xml:id="list39770147" text:style-name="L97">
        <text:list-item>
          <text:p text:style-name="P126">Möglich mit Drittanbieter-Tools. </text:p>
        </text:list-item>
      </text:list>
      <text:p text:style-name="Text_20_body"><text:span text:style-name="Strong_20_Emphasis">Integrationen mit Projektmanagement-Tools:</text:span></text:p>
      <text:list xml:id="list1453968476" text:style-name="L98">
        <text:list-item>
          <text:p text:style-name="P127">Über Google Workspace und Drittanbieter-Integrationen. </text:p>
        </text:list-item>
      </text:list>
      <text:p text:style-name="Text_20_body"><text:span text:style-name="Strong_20_Emphasis">Fähigkeit zur Erstellung von Aktionspunkten und Aufgabenzuweisungen:</text:span></text:p>
      <text:list xml:id="list162472674" text:style-name="L99">
        <text:list-item>
          <text:p text:style-name="P128">Begrenzt; über Integrationen möglich. </text:p>
        </text:list-item>
      </text:list>
      <text:p text:style-name="Text_20_body"><text:span text:style-name="Strong_20_Emphasis">Unterstützung für mehrere Zeitzonen bei globalen Teams:</text:span></text:p>
      <text:list xml:id="list2794427312" text:style-name="L100">
        <text:list-item>
          <text:p text:style-name="P129">Ja, mit Kalender- und Planungsfunktionen. </text:p>
        </text:list-item>
      </text:list>
      <text:p text:style-name="Horizontal_20_Line"/>
      <text:h text:style-name="Heading_20_3" text:outline-level="3"><text:span text:style-name="Strong_20_Emphasis">7. Fathom</text:span></text:h>
      <text:p text:style-name="Text_20_body"><text:span text:style-name="Strong_20_Emphasis">Unterstützte Sprachen:</text:span></text:p>
      <text:list xml:id="list4106419693" text:style-name="L101">
        <text:list-item>
          <text:p text:style-name="P130">Hauptsächlich Englisch. </text:p>
        </text:list-item>
      </text:list>
      <text:p text:style-name="Text_20_body"><text:span text:style-name="Strong_20_Emphasis">Integrationen mit Videokonferenzplattformen:</text:span></text:p>
      <text:list xml:id="list1366403091" text:style-name="L102">
        <text:list-item>
          <text:p text:style-name="P131">Speziell für Zoom entwickelt. </text:p>
        </text:list-item>
      </text:list>
      <text:p text:style-name="Text_20_body"><text:span text:style-name="Strong_20_Emphasis">Genauigkeit der Transkription:</text:span></text:p>
      <text:list xml:id="list731848997" text:style-name="L103">
        <text:list-item>
          <text:p text:style-name="P132">Hohe Genauigkeit, spezialisiert auf Geschäftsmeetings. </text:p>
        </text:list-item>
      </text:list>
      <text:p text:style-name="Text_20_body"><text:span text:style-name="Strong_20_Emphasis">Zusatzfunktionen:</text:span></text:p>
      <text:list xml:id="list1295997870" text:style-name="L104">
        <text:list-item>
          <text:p text:style-name="P133">Automatische Highlighting, Zusammenfassungen, Teilen von Meeting-Clips. </text:p>
        </text:list-item>
      </text:list>
      <text:p text:style-name="Text_20_body"><text:span text:style-name="Strong_20_Emphasis">Benutzerfreundlichkeit:</text:span></text:p>
      <text:list xml:id="list2287313431" text:style-name="L105">
        <text:list-item>
          <text:p text:style-name="P134">Einfache Installation und Nutzung, übersichtliche Benutzeroberfläche. </text:p>
        </text:list-item>
      </text:list>
      <text:p text:style-name="Text_20_body"><text:span text:style-name="Strong_20_Emphasis">Datenschutz und Sicherheit:</text:span></text:p>
      <text:list xml:id="list1946280606" text:style-name="L106">
        <text:list-item>
          <text:p text:style-name="P135">Verschlüsselte Datenübertragung, Datenschutzrichtlinien entsprechend Standards. </text:p>
        </text:list-item>
      </text:list>
      <text:p text:style-name="Text_20_body"><text:span text:style-name="Strong_20_Emphasis">Preismodelle und Skalierbarkeit:</text:span></text:p>
      <text:list xml:id="list4131324232" text:style-name="L107">
        <text:list-item>
          <text:p text:style-name="P136">Kostenlose Basisversion; Premium-Optionen für erweiterte Funktionen. </text:p>
        </text:list-item>
      </text:list>
      <text:p text:style-name="Text_20_body"><text:span text:style-name="Strong_20_Emphasis">Kundenservice und Support:</text:span></text:p>
      <text:list xml:id="list1275092856" text:style-name="L108">
        <text:list-item>
          <text:p text:style-name="P137">E-Mail-Support und Online-Hilferessourcen. </text:p>
        </text:list-item>
      </text:list>
      <text:p text:style-name="Text_20_body"><text:soft-page-break/><text:span text:style-name="Strong_20_Emphasis">Fähigkeit zur Erkennung mehrerer Sprecher:</text:span></text:p>
      <text:list xml:id="list1227546578" text:style-name="L109">
        <text:list-item>
          <text:p text:style-name="P138">Ja, mit guter Genauigkeit. </text:p>
        </text:list-item>
      </text:list>
      <text:p text:style-name="Text_20_body"><text:span text:style-name="Strong_20_Emphasis">Unterstützung für branchenspezifische Terminologie:</text:span></text:p>
      <text:list xml:id="list2866854285" text:style-name="L110">
        <text:list-item>
          <text:p text:style-name="P139">Begrenzt, aber kontinuierliche Verbesserungen durch KI. </text:p>
        </text:list-item>
      </text:list>
      <text:p text:style-name="Text_20_body"><text:span text:style-name="Strong_20_Emphasis">Anpassung und Bearbeitung der generierten Protokolle:</text:span></text:p>
      <text:list xml:id="list1639865511" text:style-name="L111">
        <text:list-item>
          <text:p text:style-name="P140">Bearbeitungsmöglichkeiten für Transkripte und Highlights. </text:p>
        </text:list-item>
      </text:list>
      <text:p text:style-name="Text_20_body"><text:span text:style-name="Strong_20_Emphasis">Integrationen mit Projektmanagement-Tools:</text:span></text:p>
      <text:list xml:id="list3344722367" text:style-name="L112">
        <text:list-item>
          <text:p text:style-name="P141">Integrationen mit CRM und anderen Tools in Planung oder verfügbar. </text:p>
        </text:list-item>
      </text:list>
      <text:p text:style-name="Text_20_body"><text:span text:style-name="Strong_20_Emphasis">Fähigkeit zur Erstellung von Aktionspunkten und Aufgabenzuweisungen:</text:span></text:p>
      <text:list xml:id="list3736648812" text:style-name="L113">
        <text:list-item>
          <text:p text:style-name="P142">Ja, mit Möglichkeit zur Weiterleitung an andere Plattformen. </text:p>
        </text:list-item>
      </text:list>
      <text:p text:style-name="Text_20_body"><text:span text:style-name="Strong_20_Emphasis">Unterstützung für mehrere Zeitzonen bei globalen Teams:</text:span></text:p>
      <text:list xml:id="list762595460" text:style-name="L114">
        <text:list-item>
          <text:p text:style-name="P143">Ja, geeignet für internationale Teams. </text:p>
        </text:list-item>
      </text:list>
      <text:p text:style-name="Horizontal_20_Line"/>
      <text:h text:style-name="Heading_20_3" text:outline-level="3"><text:span text:style-name="Strong_20_Emphasis">8. Chorus.ai</text:span></text:h>
      <text:p text:style-name="Text_20_body"><text:span text:style-name="Strong_20_Emphasis">Unterstützte Sprachen:</text:span></text:p>
      <text:list xml:id="list55713311" text:style-name="L115">
        <text:list-item>
          <text:p text:style-name="P144">Hauptsächlich Englisch. </text:p>
        </text:list-item>
      </text:list>
      <text:p text:style-name="Text_20_body"><text:span text:style-name="Strong_20_Emphasis">Integrationen mit Videokonferenzplattformen:</text:span></text:p>
      <text:list xml:id="list4233078273" text:style-name="L116">
        <text:list-item>
          <text:p text:style-name="P145">Funktioniert mit Zoom, Microsoft Teams, Salesforce und anderen. </text:p>
        </text:list-item>
      </text:list>
      <text:p text:style-name="Text_20_body"><text:span text:style-name="Strong_20_Emphasis">Genauigkeit der Transkription:</text:span></text:p>
      <text:list xml:id="list1904738789" text:style-name="L117">
        <text:list-item>
          <text:p text:style-name="P146">Sehr hohe Genauigkeit, spezialisiert auf Vertriebs- und Kundengespräche. </text:p>
        </text:list-item>
      </text:list>
      <text:p text:style-name="Text_20_body"><text:span text:style-name="Strong_20_Emphasis">Zusatzfunktionen:</text:span></text:p>
      <text:list xml:id="list3642005837" text:style-name="L118">
        <text:list-item>
          <text:p text:style-name="P147">Gesprächsanalysen, Coaching-Empfehlungen, Trendanalysen. </text:p>
        </text:list-item>
      </text:list>
      <text:p text:style-name="Text_20_body"><text:span text:style-name="Strong_20_Emphasis">Benutzerfreundlichkeit:</text:span></text:p>
      <text:list xml:id="list1389344855" text:style-name="L119">
        <text:list-item>
          <text:p text:style-name="P148">Benutzerfreundlich für Vertriebsteams, Dashboard mit klaren KPIs. </text:p>
        </text:list-item>
      </text:list>
      <text:p text:style-name="Text_20_body"><text:span text:style-name="Strong_20_Emphasis">Datenschutz und Sicherheit:</text:span></text:p>
      <text:list xml:id="list2774361265" text:style-name="L120">
        <text:list-item>
          <text:p text:style-name="P149">Enterprise-Level-Sicherheit, Compliance mit GDPR und anderen Standards. </text:p>
        </text:list-item>
      </text:list>
      <text:p text:style-name="Text_20_body"><text:span text:style-name="Strong_20_Emphasis">Preismodelle und Skalierbarkeit:</text:span></text:p>
      <text:list xml:id="list58988302" text:style-name="L121">
        <text:list-item>
          <text:p text:style-name="P150">Unternehmenslösungen mit maßgeschneiderten Preisen. </text:p>
        </text:list-item>
      </text:list>
      <text:p text:style-name="Text_20_body"><text:span text:style-name="Strong_20_Emphasis">Kundenservice und Support:</text:span></text:p>
      <text:list xml:id="list397227286" text:style-name="L122">
        <text:list-item>
          <text:p text:style-name="P151">Dedizierter Support, Onboarding-Unterstützung. </text:p>
        </text:list-item>
      </text:list>
      <text:p text:style-name="Text_20_body"><text:span text:style-name="Strong_20_Emphasis">Fähigkeit zur Erkennung mehrerer Sprecher:</text:span></text:p>
      <text:list xml:id="list1845079410" text:style-name="L123">
        <text:list-item>
          <text:p text:style-name="P152">Ja, mit hoher Genauigkeit. </text:p>
        </text:list-item>
      </text:list>
      <text:p text:style-name="Text_20_body"><text:soft-page-break/><text:span text:style-name="Strong_20_Emphasis">Unterstützung für branchenspezifische Terminologie:</text:span></text:p>
      <text:list xml:id="list1907085909" text:style-name="L124">
        <text:list-item>
          <text:p text:style-name="P153">Anpassbar für Vertriebs- und Kundendienstterminologie. </text:p>
        </text:list-item>
      </text:list>
      <text:p text:style-name="Text_20_body"><text:span text:style-name="Strong_20_Emphasis">Anpassung und Bearbeitung der generierten Protokolle:</text:span></text:p>
      <text:list xml:id="list772092586" text:style-name="L125">
        <text:list-item>
          <text:p text:style-name="P154">Umfassende Bearbeitungs- und Kommentarfunktionen. </text:p>
        </text:list-item>
      </text:list>
      <text:p text:style-name="Text_20_body"><text:span text:style-name="Strong_20_Emphasis">Integrationen mit Projektmanagement-Tools:</text:span></text:p>
      <text:list xml:id="list4099649783" text:style-name="L126">
        <text:list-item>
          <text:p text:style-name="P155">Integrationen mit CRM-Systemen und anderen Geschäftsanwendungen. </text:p>
        </text:list-item>
      </text:list>
      <text:p text:style-name="Text_20_body"><text:span text:style-name="Strong_20_Emphasis">Fähigkeit zur Erstellung von Aktionspunkten und Aufgabenzuweisungen:</text:span></text:p>
      <text:list xml:id="list3802756076" text:style-name="L127">
        <text:list-item>
          <text:p text:style-name="P156">Ja, mit automatischer Generierung und Zuweisung. </text:p>
        </text:list-item>
      </text:list>
      <text:p text:style-name="Text_20_body"><text:span text:style-name="Strong_20_Emphasis">Unterstützung für mehrere Zeitzonen bei globalen Teams:</text:span></text:p>
      <text:list xml:id="list4156207693" text:style-name="L128">
        <text:list-item>
          <text:p text:style-name="P157">Ja, unterstützt globale Vertriebsteams. </text:p>
        </text:list-item>
      </text:list>
      <text:p text:style-name="Horizontal_20_Line"/>
      <text:h text:style-name="Heading_20_3" text:outline-level="3"><text:span text:style-name="Strong_20_Emphasis">9. Gong.io</text:span></text:h>
      <text:p text:style-name="Text_20_body"><text:span text:style-name="Strong_20_Emphasis">Unterstützte Sprachen:</text:span></text:p>
      <text:list xml:id="list89188671" text:style-name="L129">
        <text:list-item>
          <text:p text:style-name="P158">Hauptsächlich Englisch. </text:p>
        </text:list-item>
      </text:list>
      <text:p text:style-name="Text_20_body"><text:span text:style-name="Strong_20_Emphasis">Integrationen mit Videokonferenzplattformen:</text:span></text:p>
      <text:list xml:id="list1500026457" text:style-name="L130">
        <text:list-item>
          <text:p text:style-name="P159">Integriert mit Zoom, Microsoft Teams, Salesforce und anderen. </text:p>
        </text:list-item>
      </text:list>
      <text:p text:style-name="Text_20_body"><text:span text:style-name="Strong_20_Emphasis">Genauigkeit der Transkription:</text:span></text:p>
      <text:list xml:id="list4045472988" text:style-name="L131">
        <text:list-item>
          <text:p text:style-name="P160">Hohe Genauigkeit, spezialisiert auf Verkaufs- und Kundengespräche. </text:p>
        </text:list-item>
      </text:list>
      <text:p text:style-name="Text_20_body"><text:span text:style-name="Strong_20_Emphasis">Zusatzfunktionen:</text:span></text:p>
      <text:list xml:id="list4132552817" text:style-name="L132">
        <text:list-item>
          <text:p text:style-name="P161">KI-gestützte Analysen, Wettbewerbsinformationen, Kundeninteraktionsdaten. </text:p>
        </text:list-item>
      </text:list>
      <text:p text:style-name="Text_20_body"><text:span text:style-name="Strong_20_Emphasis">Benutzerfreundlichkeit:</text:span></text:p>
      <text:list xml:id="list3748425880" text:style-name="L133">
        <text:list-item>
          <text:p text:style-name="P162">Benutzerfreundliche Dashboards, speziell für Vertriebsorganisationen. </text:p>
        </text:list-item>
      </text:list>
      <text:p text:style-name="Text_20_body"><text:span text:style-name="Strong_20_Emphasis">Datenschutz und Sicherheit:</text:span></text:p>
      <text:list xml:id="list2943305390" text:style-name="L134">
        <text:list-item>
          <text:p text:style-name="P163">Strenge Sicherheitsprotokolle, GDPR-konform. </text:p>
        </text:list-item>
      </text:list>
      <text:p text:style-name="Text_20_body"><text:span text:style-name="Strong_20_Emphasis">Preismodelle und Skalierbarkeit:</text:span></text:p>
      <text:list xml:id="list3843628677" text:style-name="L135">
        <text:list-item>
          <text:p text:style-name="P164">Preisgestaltung auf Unternehmensebene, angepasst an die Bedürfnisse des Kunden. </text:p>
        </text:list-item>
      </text:list>
      <text:p text:style-name="Text_20_body"><text:span text:style-name="Strong_20_Emphasis">Kundenservice und Support:</text:span></text:p>
      <text:list xml:id="list2986519505" text:style-name="L136">
        <text:list-item>
          <text:p text:style-name="P165">Umfassender Support mit Schulungen und Account-Managern. </text:p>
        </text:list-item>
      </text:list>
      <text:p text:style-name="Text_20_body"><text:span text:style-name="Strong_20_Emphasis">Fähigkeit zur Erkennung mehrerer Sprecher:</text:span></text:p>
      <text:list xml:id="list1988876352" text:style-name="L137">
        <text:list-item>
          <text:p text:style-name="P166">Ja, mit hoher Präzision. </text:p>
        </text:list-item>
      </text:list>
      <text:p text:style-name="Text_20_body"><text:span text:style-name="Strong_20_Emphasis">Unterstützung für branchenspezifische Terminologie:</text:span></text:p>
      <text:list xml:id="list3108311223" text:style-name="L138">
        <text:list-item>
          <text:p text:style-name="P167">Anpassbar, besonders für Vertriebsjargon. </text:p>
        </text:list-item>
      </text:list>
      <text:p text:style-name="Text_20_body"><text:soft-page-break/><text:span text:style-name="Strong_20_Emphasis">Anpassung und Bearbeitung der generierten Protokolle:</text:span></text:p>
      <text:list xml:id="list707235439" text:style-name="L139">
        <text:list-item>
          <text:p text:style-name="P168">Ja, mit erweiterten Bearbeitungswerkzeugen. </text:p>
        </text:list-item>
      </text:list>
      <text:p text:style-name="Text_20_body"><text:span text:style-name="Strong_20_Emphasis">Integrationen mit Projektmanagement-Tools:</text:span></text:p>
      <text:list xml:id="list1856343552" text:style-name="L140">
        <text:list-item>
          <text:p text:style-name="P169">Tiefe Integration mit CRM und Vertriebstools. </text:p>
        </text:list-item>
      </text:list>
      <text:p text:style-name="Text_20_body"><text:span text:style-name="Strong_20_Emphasis">Fähigkeit zur Erstellung von Aktionspunkten und Aufgabenzuweisungen:</text:span></text:p>
      <text:list xml:id="list2069202468" text:style-name="L141">
        <text:list-item>
          <text:p text:style-name="P170">Ja, automatisiert und manuell. </text:p>
        </text:list-item>
      </text:list>
      <text:p text:style-name="Text_20_body"><text:span text:style-name="Strong_20_Emphasis">Unterstützung für mehrere Zeitzonen bei globalen Teams:</text:span></text:p>
      <text:list xml:id="list2678475463" text:style-name="L142">
        <text:list-item>
          <text:p text:style-name="P171">Ja, ideal für internationale Vertriebsorganisationen. </text:p>
        </text:list-item>
      </text:list>
      <text:p text:style-name="Horizontal_20_Line"/>
      <text:h text:style-name="Heading_20_3" text:outline-level="3"><text:span text:style-name="Strong_20_Emphasis">10. Tactiq</text:span></text:h>
      <text:p text:style-name="Text_20_body"><text:span text:style-name="Strong_20_Emphasis">Unterstützte Sprachen:</text:span></text:p>
      <text:list xml:id="list3926559132" text:style-name="L143">
        <text:list-item>
          <text:p text:style-name="P172">Unterstützt Englisch, Deutsch, Französisch und weitere. </text:p>
        </text:list-item>
      </text:list>
      <text:p text:style-name="Text_20_body"><text:span text:style-name="Strong_20_Emphasis">Integrationen mit Videokonferenzplattformen:</text:span></text:p>
      <text:list xml:id="list1868041895" text:style-name="L144">
        <text:list-item>
          <text:p text:style-name="P173">Funktioniert mit Google Meet, Zoom und Microsoft Teams über Browser-Erweiterungen. </text:p>
        </text:list-item>
      </text:list>
      <text:p text:style-name="Text_20_body"><text:span text:style-name="Strong_20_Emphasis">Genauigkeit der Transkription:</text:span></text:p>
      <text:list xml:id="list3660196452" text:style-name="L145">
        <text:list-item>
          <text:p text:style-name="P174">Gute Genauigkeit, abhängig von der Audioqualität. </text:p>
        </text:list-item>
      </text:list>
      <text:p text:style-name="Text_20_body"><text:span text:style-name="Strong_20_Emphasis">Zusatzfunktionen:</text:span></text:p>
      <text:list xml:id="list145337499" text:style-name="L146">
        <text:list-item>
          <text:p text:style-name="P175">Echtzeit-Transkription, Highlighting, Export zu Google Docs, Notion. </text:p>
        </text:list-item>
      </text:list>
      <text:p text:style-name="Text_20_body"><text:span text:style-name="Strong_20_Emphasis">Benutzerfreundlichkeit:</text:span></text:p>
      <text:list xml:id="list550588336" text:style-name="L147">
        <text:list-item>
          <text:p text:style-name="P176">Einfach zu installieren und zu verwenden, minimalistische Benutzeroberfläche. </text:p>
        </text:list-item>
      </text:list>
      <text:p text:style-name="Text_20_body"><text:span text:style-name="Strong_20_Emphasis">Datenschutz und Sicherheit:</text:span></text:p>
      <text:list xml:id="list921135255" text:style-name="L148">
        <text:list-item>
          <text:p text:style-name="P177">Datenverschlüsselung, erfüllt Datenschutzstandards. </text:p>
        </text:list-item>
      </text:list>
      <text:p text:style-name="Text_20_body"><text:span text:style-name="Strong_20_Emphasis">Preismodelle und Skalierbarkeit:</text:span></text:p>
      <text:list xml:id="list3655127070" text:style-name="L149">
        <text:list-item>
          <text:p text:style-name="P178">Kostenlose Basisversion; Pro-Plan für zusätzliche Funktionen. </text:p>
        </text:list-item>
      </text:list>
      <text:p text:style-name="Text_20_body"><text:span text:style-name="Strong_20_Emphasis">Kundenservice und Support:</text:span></text:p>
      <text:list xml:id="list1335386655" text:style-name="L150">
        <text:list-item>
          <text:p text:style-name="P179">E-Mail-Support und Online-Hilfeartikel. </text:p>
        </text:list-item>
      </text:list>
      <text:p text:style-name="Text_20_body"><text:span text:style-name="Strong_20_Emphasis">Fähigkeit zur Erkennung mehrerer Sprecher:</text:span></text:p>
      <text:list xml:id="list364166052" text:style-name="L151">
        <text:list-item>
          <text:p text:style-name="P180">Begrenzt, Sprecher werden nicht immer unterschieden. </text:p>
        </text:list-item>
      </text:list>
      <text:p text:style-name="Text_20_body"><text:span text:style-name="Strong_20_Emphasis">Unterstützung für branchenspezifische Terminologie:</text:span></text:p>
      <text:list xml:id="list3797712253" text:style-name="L152">
        <text:list-item>
          <text:p text:style-name="P181">Begrenzt; keine umfangreichen Anpassungsmöglichkeiten. </text:p>
        </text:list-item>
      </text:list>
      <text:p text:style-name="Text_20_body"><text:span text:style-name="Strong_20_Emphasis">Anpassung und Bearbeitung der generierten Protokolle:</text:span></text:p>
      <text:list xml:id="list3786276327" text:style-name="L153">
        <text:list-item>
          <text:p text:style-name="P182">Transkripte können bearbeitet und exportiert werden. </text:p>
        </text:list-item>
      </text:list>
      <text:p text:style-name="Text_20_body"><text:soft-page-break/><text:span text:style-name="Strong_20_Emphasis">Integrationen mit Projektmanagement-Tools:</text:span></text:p>
      <text:list xml:id="list2575046059" text:style-name="L154">
        <text:list-item>
          <text:p text:style-name="P183">Indirekt über Export zu anderen Tools. </text:p>
        </text:list-item>
      </text:list>
      <text:p text:style-name="Text_20_body"><text:span text:style-name="Strong_20_Emphasis">Fähigkeit zur Erstellung von Aktionspunkten und Aufgabenzuweisungen:</text:span></text:p>
      <text:list xml:id="list969753316" text:style-name="L155">
        <text:list-item>
          <text:p text:style-name="P184">Manuell durch Benutzer möglich. </text:p>
        </text:list-item>
      </text:list>
      <text:p text:style-name="Text_20_body"><text:span text:style-name="Strong_20_Emphasis">Unterstützung für mehrere Zeitzonen bei globalen Teams:</text:span></text:p>
      <text:list xml:id="list3472089146" text:style-name="L156">
        <text:list-item>
          <text:p text:style-name="P185">Ja, unterstützt globale Zusammenarbeit. </text:p>
        </text:list-item>
      </text:list>
      <text:p text:style-name="Horizontal_20_Line"/>
      <text:h text:style-name="Heading_20_3" text:outline-level="3"><text:span text:style-name="Strong_20_Emphasis">11. Temi</text:span></text:h>
      <text:p text:style-name="Text_20_body"><text:span text:style-name="Strong_20_Emphasis">Unterstützte Sprachen:</text:span></text:p>
      <text:list xml:id="list3517100872" text:style-name="L157">
        <text:list-item>
          <text:p text:style-name="P186">Hauptsächlich Englisch. </text:p>
        </text:list-item>
      </text:list>
      <text:p text:style-name="Text_20_body"><text:span text:style-name="Strong_20_Emphasis">Integrationen mit Videokonferenzplattformen:</text:span></text:p>
      <text:list xml:id="list3880170216" text:style-name="L158">
        <text:list-item>
          <text:p text:style-name="P187">Keine direkten Integrationen; Upload von Audio- und Videodateien möglich. </text:p>
        </text:list-item>
      </text:list>
      <text:p text:style-name="Text_20_body"><text:span text:style-name="Strong_20_Emphasis">Genauigkeit der Transkription:</text:span></text:p>
      <text:list xml:id="list3214059704" text:style-name="L159">
        <text:list-item>
          <text:p text:style-name="P188">Hohe Genauigkeit bei klarer Audioqualität. </text:p>
        </text:list-item>
      </text:list>
      <text:p text:style-name="Text_20_body"><text:span text:style-name="Strong_20_Emphasis">Zusatzfunktionen:</text:span></text:p>
      <text:list xml:id="list2166236973" text:style-name="L160">
        <text:list-item>
          <text:p text:style-name="P189">Schnelle Transkriptionsdienste, Online-Editor. </text:p>
        </text:list-item>
      </text:list>
      <text:p text:style-name="Text_20_body"><text:span text:style-name="Strong_20_Emphasis">Benutzerfreundlichkeit:</text:span></text:p>
      <text:list xml:id="list468991941" text:style-name="L161">
        <text:list-item>
          <text:p text:style-name="P190">Einfacher Upload-Prozess, intuitive Benutzeroberfläche. </text:p>
        </text:list-item>
      </text:list>
      <text:p text:style-name="Text_20_body"><text:span text:style-name="Strong_20_Emphasis">Datenschutz und Sicherheit:</text:span></text:p>
      <text:list xml:id="list1298708195" text:style-name="L162">
        <text:list-item>
          <text:p text:style-name="P191">Daten werden sicher verarbeitet und gespeichert. </text:p>
        </text:list-item>
      </text:list>
      <text:p text:style-name="Text_20_body"><text:span text:style-name="Strong_20_Emphasis">Preismodelle und Skalierbarkeit:</text:span></text:p>
      <text:list xml:id="list2764148901" text:style-name="L163">
        <text:list-item>
          <text:p text:style-name="P192">Pay-as-you-go-Modell, Preis pro Minute. </text:p>
        </text:list-item>
      </text:list>
      <text:p text:style-name="Text_20_body"><text:span text:style-name="Strong_20_Emphasis">Kundenservice und Support:</text:span></text:p>
      <text:list xml:id="list3329340510" text:style-name="L164">
        <text:list-item>
          <text:p text:style-name="P193">E-Mail-Support, Online-Ressourcen. </text:p>
        </text:list-item>
      </text:list>
      <text:p text:style-name="Text_20_body"><text:span text:style-name="Strong_20_Emphasis">Fähigkeit zur Erkennung mehrerer Sprecher:</text:span></text:p>
      <text:list xml:id="list1373994467" text:style-name="L165">
        <text:list-item>
          <text:p text:style-name="P194">Begrenzt, Sprecher werden nicht immer getrennt. </text:p>
        </text:list-item>
      </text:list>
      <text:p text:style-name="Text_20_body"><text:span text:style-name="Strong_20_Emphasis">Unterstützung für branchenspezifische Terminologie:</text:span></text:p>
      <text:list xml:id="list1858369771" text:style-name="L166">
        <text:list-item>
          <text:p text:style-name="P195">Begrenzt; keine Anpassungsmöglichkeiten. </text:p>
        </text:list-item>
      </text:list>
      <text:p text:style-name="Text_20_body"><text:span text:style-name="Strong_20_Emphasis">Anpassung und Bearbeitung der generierten Protokolle:</text:span></text:p>
      <text:list xml:id="list628304600" text:style-name="L167">
        <text:list-item>
          <text:p text:style-name="P196">Online-Editor für Korrekturen und Anpassungen. </text:p>
        </text:list-item>
      </text:list>
      <text:p text:style-name="Text_20_body"><text:span text:style-name="Strong_20_Emphasis">Integrationen mit Projektmanagement-Tools:</text:span></text:p>
      <text:list xml:id="list1071671338" text:style-name="L168">
        <text:list-item>
          <text:p text:style-name="P197">Begrenzt; Export von Transkripten möglich. </text:p>
        </text:list-item>
      </text:list>
      <text:p text:style-name="Text_20_body"><text:soft-page-break/><text:span text:style-name="Strong_20_Emphasis">Fähigkeit zur Erstellung von Aktionspunkten und Aufgabenzuweisungen:</text:span></text:p>
      <text:list xml:id="list902343792" text:style-name="L169">
        <text:list-item>
          <text:p text:style-name="P198">Nicht direkt; manuelle Erstellung möglich. </text:p>
        </text:list-item>
      </text:list>
      <text:p text:style-name="Text_20_body"><text:span text:style-name="Strong_20_Emphasis">Unterstützung für mehrere Zeitzonen bei globalen Teams:</text:span></text:p>
      <text:list xml:id="list932651709" text:style-name="L170">
        <text:list-item>
          <text:p text:style-name="P199">N/A, da asynchroner Service. </text:p>
        </text:list-item>
      </text:list>
      <text:p text:style-name="Horizontal_20_Line"/>
      <text:h text:style-name="Heading_20_3" text:outline-level="3"><text:span text:style-name="Strong_20_Emphasis">12. Descript</text:span></text:h>
      <text:p text:style-name="Text_20_body"><text:span text:style-name="Strong_20_Emphasis">Unterstützte Sprachen:</text:span></text:p>
      <text:list xml:id="list635698079" text:style-name="L171">
        <text:list-item>
          <text:p text:style-name="P200">Hauptsächlich Englisch. </text:p>
        </text:list-item>
      </text:list>
      <text:p text:style-name="Text_20_body"><text:span text:style-name="Strong_20_Emphasis">Integrationen mit Videokonferenzplattformen:</text:span></text:p>
      <text:list xml:id="list1103467365" text:style-name="L172">
        <text:list-item>
          <text:p text:style-name="P201">Import von Audio- und Videodateien; keine direkten Integrationen. </text:p>
        </text:list-item>
      </text:list>
      <text:p text:style-name="Text_20_body"><text:span text:style-name="Strong_20_Emphasis">Genauigkeit der Transkription:</text:span></text:p>
      <text:list xml:id="list2506531408" text:style-name="L173">
        <text:list-item>
          <text:p text:style-name="P202">Sehr hohe Genauigkeit, besonders bei guter Audioqualität. </text:p>
        </text:list-item>
      </text:list>
      <text:p text:style-name="Text_20_body"><text:span text:style-name="Strong_20_Emphasis">Zusatzfunktionen:</text:span></text:p>
      <text:list xml:id="list1596636891" text:style-name="L174">
        <text:list-item>
          <text:p text:style-name="P203">Audio- und Videobearbeitung, Overdub-Funktion, Podcast-Erstellung. </text:p>
        </text:list-item>
      </text:list>
      <text:p text:style-name="Text_20_body"><text:span text:style-name="Strong_20_Emphasis">Benutzerfreundlichkeit:</text:span></text:p>
      <text:list xml:id="list1783649128" text:style-name="L175">
        <text:list-item>
          <text:p text:style-name="P204">Intuitive Oberfläche mit einigen Lernkurven für erweiterte Funktionen. </text:p>
        </text:list-item>
      </text:list>
      <text:p text:style-name="Text_20_body"><text:span text:style-name="Strong_20_Emphasis">Datenschutz und Sicherheit:</text:span></text:p>
      <text:list xml:id="list709338995" text:style-name="L176">
        <text:list-item>
          <text:p text:style-name="P205">Daten werden sicher verarbeitet; regelmäßige Updates. </text:p>
        </text:list-item>
      </text:list>
      <text:p text:style-name="Text_20_body"><text:span text:style-name="Strong_20_Emphasis">Preismodelle und Skalierbarkeit:</text:span></text:p>
      <text:list xml:id="list2879937036" text:style-name="L177">
        <text:list-item>
          <text:p text:style-name="P206">Freemium-Modell; Pro-Plan für erweiterte Funktionen. </text:p>
        </text:list-item>
      </text:list>
      <text:p text:style-name="Text_20_body"><text:span text:style-name="Strong_20_Emphasis">Kundenservice und Support:</text:span></text:p>
      <text:list xml:id="list3553899451" text:style-name="L178">
        <text:list-item>
          <text:p text:style-name="P207">Umfangreiche Online-Ressourcen, Community-Forum, E-Mail-Support. </text:p>
        </text:list-item>
      </text:list>
      <text:p text:style-name="Text_20_body"><text:span text:style-name="Strong_20_Emphasis">Fähigkeit zur Erkennung mehrerer Sprecher:</text:span></text:p>
      <text:list xml:id="list519714431" text:style-name="L179">
        <text:list-item>
          <text:p text:style-name="P208">Begrenzt; manuelle Kennzeichnung von Sprechern möglich. </text:p>
        </text:list-item>
      </text:list>
      <text:p text:style-name="Text_20_body"><text:span text:style-name="Strong_20_Emphasis">Unterstützung für branchenspezifische Terminologie:</text:span></text:p>
      <text:list xml:id="list584133527" text:style-name="L180">
        <text:list-item>
          <text:p text:style-name="P209">Möglichkeit, Wörterbücher zu bearbeiten und anzupassen. </text:p>
        </text:list-item>
      </text:list>
      <text:p text:style-name="Text_20_body"><text:span text:style-name="Strong_20_Emphasis">Anpassung und Bearbeitung der generierten Protokolle:</text:span></text:p>
      <text:list xml:id="list191963734" text:style-name="L181">
        <text:list-item>
          <text:p text:style-name="P210">Umfassende Bearbeitungswerkzeuge für Transkripte und Medien. </text:p>
        </text:list-item>
      </text:list>
      <text:p text:style-name="Text_20_body"><text:span text:style-name="Strong_20_Emphasis">Integrationen mit Projektmanagement-Tools:</text:span></text:p>
      <text:list xml:id="list1442266911" text:style-name="L182">
        <text:list-item>
          <text:p text:style-name="P211">Begrenzt; Exportmöglichkeiten zu verschiedenen Plattformen. </text:p>
        </text:list-item>
      </text:list>
      <text:p text:style-name="Text_20_body"><text:span text:style-name="Strong_20_Emphasis">Fähigkeit zur Erstellung von Aktionspunkten und Aufgabenzuweisungen:</text:span></text:p>
      <text:list xml:id="list1501826920" text:style-name="L183">
        <text:list-item>
          <text:p text:style-name="P212">Nicht direkt integriert; manuell möglich. </text:p>
        </text:list-item>
      </text:list>
      <text:p text:style-name="Text_20_body"><text:soft-page-break/><text:span text:style-name="Strong_20_Emphasis">Unterstützung für mehrere Zeitzonen bei globalen Teams:</text:span></text:p>
      <text:list xml:id="list3948719169" text:style-name="L184">
        <text:list-item>
          <text:p text:style-name="P213">N/A, da Hauptfokus auf Medienbearbeitung. </text:p>
        </text:list-item>
      </text:list>
      <text:p text:style-name="Horizontal_20_Line"/>
      <text:p text:style-name="Text_20_body"><text:span text:style-name="Strong_20_Emphasis">Schlussbemerkung</text:span></text:p>
      <text:p text:style-name="Text_20_body">Die Auswahl des richtigen Tools hängt stark von den spezifischen Anforderungen Ihres Teams oder Unternehmens ab. Faktoren wie unterstützte Sprachen, benötigte Integrationen, Budget und spezifische Funktionen sollten bei der Entscheidungsfindung berücksichtigt werden. Es empfiehlt sich, mehrere Tools zu testen, um dasjenige zu finden, das am besten zu Ihren Bedürfnissen pass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 text:outline-level="2"><text:soft-page-break/><text:line-break/></text:h>
      <text:h text:style-name="P1" text:outline-level="2"/>
      <text:h text:style-name="P1" text:outline-level="2"/>
      <text:h text:style-name="P1" text:outline-level="2">Nicht-KI-basierte Tools</text:h>
      <text:p text:style-name="P8">Es wurden in den Suchergebnissen keine spezifischen nicht-KI-basierten Tools für die Erstellung von Meetingprotokollen erwähnt. Die meisten modernen Lösungen in diesem Bereich setzen auf KI-Technologien für verbesserte Genauigkeit und Effizienz.</text:p>
      <text:h text:style-name="P1" text:outline-level="2"/>
      <text:h text:style-name="P1" text:outline-level="2"/>
      <text:h text:style-name="P1" text:outline-level="2"/>
      <text:h text:style-name="P1" text:outline-level="2"/>
      <text:h text:style-name="P1" text:outline-level="2">Vergleichskriterien</text:h>
      <text:list xml:id="list4088637048" text:style-name="L2">
        <text:list-item>
          <text:p text:style-name="P10">Unterstützte Sprachen</text:p>
        </text:list-item>
        <text:list-item>
          <text:p text:style-name="P10">Integrationen mit Videokonferenzplattformen</text:p>
        </text:list-item>
        <text:list-item>
          <text:p text:style-name="P10">Genauigkeit der Transkription</text:p>
        </text:list-item>
        <text:list-item>
          <text:p text:style-name="P10">Zusatzfunktionen (z.B. Zusammenfassungen, Aktionspunkte)</text:p>
        </text:list-item>
        <text:list-item>
          <text:p text:style-name="P10">Benutzerfreundlichkeit</text:p>
        </text:list-item>
        <text:list-item>
          <text:p text:style-name="P10">Datenschutz und Sicherheit</text:p>
        </text:list-item>
        <text:list-item>
          <text:p text:style-name="P10">Preismodelle und Skalierbarkeit</text:p>
        </text:list-item>
        <text:list-item>
          <text:p text:style-name="P17"><text:span text:style-name="T1">Kundenservice und Support</text:span></text:p>
        </text:list-item>
        <text:list-item>
          <text:p text:style-name="P18"><text:span text:style-name="T1">Fähigkeit zur Erkennung mehrerer Sprecher</text:span></text:p>
        </text:list-item>
        <text:list-item>
          <text:p text:style-name="P11">Unterstützung für branchenspezifische Terminologie</text:p>
        </text:list-item>
        <text:list-item>
          <text:p text:style-name="P11">Möglichkeit zur Anpassung und Bearbeitung der generierten Protokolle</text:p>
        </text:list-item>
        <text:list-item>
          <text:p text:style-name="P11">Integrationen mit Projektmanagement-Tools</text:p>
        </text:list-item>
        <text:list-item>
          <text:p text:style-name="P11">Fähigkeit zur Erstellung von Aktionspunkten und Aufgabenzuweisungen</text:p>
        </text:list-item>
        <text:list-item>
          <text:p text:style-name="P12">Unterstützung für mehrere Zeitzonen bei globalen Teams</text:p>
        </text:list-item>
      </text:list>
      <text:p text:style-name="Text_20_body"><text:soft-page-break/><text:span text:style-name="T1">Bei der Auswahl eines geeigneten Tools sollten Unternehmen ihre spezifischen Anforderungen, das Budget und die Kompatibilität mit bestehenden Systemen berücksichtig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9:15:43.842395318</meta:creation-date>
    <dc:date>2024-11-27T21:32:53.838453773</dc:date>
    <meta:editing-duration>PT1H51M38S</meta:editing-duration>
    <meta:editing-cycles>2</meta:editing-cycles>
    <meta:generator>LibreOffice/7.3.7.2$Linux_X86_64 LibreOffice_project/30$Build-2</meta:generator>
    <meta:document-statistic meta:table-count="1" meta:image-count="0" meta:object-count="0" meta:page-count="23" meta:paragraph-count="728" meta:word-count="3326" meta:character-count="28430" meta:non-whitespace-character-count="25962"/>
  </office:meta>
</office:document-meta>
</file>